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cffff" fo:padding="0.071cm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fo:padding="0.071cm"/>
    </style:style>
    <style:style style:name="ce10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e6e6e6" fo:padding="0.071cm"/>
    </style:style>
    <style:style style:name="ce13" style:family="table-cell" style:parent-style-name="Default" style:data-style-name="N111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3"/>
        <table:table-column table:style-name="co7" table:number-columns-repeated="6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4" table:default-cell-style-name="ce3"/>
        <table:table-column table:style-name="co10" table:default-cell-style-name="ce3"/>
        <table:table-column table:style-name="co7" table:number-columns-repeated="237" table:default-cell-style-name="ce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ALIDA DEL script</text:p>
          </table:table-cell>
          <table:covered-table-cell table:number-columns-repeated="6" table:style-name="ce1"/>
          <table:table-cell/>
          <table:table-cell table:style-name="ce4" office:value-type="string" calcext:value-type="string" table:number-columns-spanned="2" table:number-rows-spanned="1">
            <text:p>Algoritmo AG g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lgoritmo AG e</text:p>
          </table:table-cell>
          <table:covered-table-cell table:style-name="ce4"/>
          <table:table-cell/>
          <table:table-cell table:style-name="ce9"/>
          <table:table-cell table:style-name="ce11" office:value-type="string" calcext:value-type="string" table:number-columns-spanned="2" table:number-rows-spanned="1">
            <text:p>Algoritmo AG g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Algoritmo AG e</text:p>
          </table:table-cell>
          <table:covered-table-cell table:style-name="ce11"/>
          <table:table-cell table:number-columns-repeated="1006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AGg</text:p>
          </table:table-cell>
          <table:table-cell table:style-name="ce2" office:value-type="string" calcext:value-type="string">
            <text:p>TiempoAGg</text:p>
          </table:table-cell>
          <table:table-cell table:style-name="ce2" office:value-type="string" calcext:value-type="string">
            <text:p>ValorAGe</text:p>
          </table:table-cell>
          <table:table-cell table:style-name="ce2" office:value-type="string" calcext:value-type="string">
            <text:p>TiempoAGe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/>
          <table:table-cell table:style-name="ce10" office:value-type="string" calcext:value-type="string">
            <text:p>Ficher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83.04" calcext:value-type="float">
            <text:p>1083.04</text:p>
          </table:table-cell>
          <table:table-cell table:style-name="ce2" office:value-type="float" office:value="7.952503736" calcext:value-type="float">
            <text:p>7.952503736</text:p>
          </table:table-cell>
          <table:table-cell table:style-name="ce2" office:value-type="float" office:value="1297.92" calcext:value-type="float">
            <text:p>1297.92</text:p>
          </table:table-cell>
          <table:table-cell table:style-name="ce2" office:value-type="float" office:value="6.817555708" calcext:value-type="float">
            <text:p>6.817555708</text:p>
          </table:table-cell>
          <table:table-cell table:style-name="ce2" office:value-type="float" office:value="1005" calcext:value-type="float">
            <text:p>1005</text:p>
          </table:table-cell>
          <table:table-cell/>
          <table:table-cell table:style-name="ce6" table:formula="of:=100*([.C3]-[.G3])/[.G3]" office:value-type="float" office:value="7.76517412935323" calcext:value-type="float">
            <text:p/>
          </table:table-cell>
          <table:table-cell table:style-name="ce6" table:formula="of:=[.D3]" office:value-type="float" office:value="7.952503736" calcext:value-type="float">
            <text:p/>
          </table:table-cell>
          <table:table-cell table:style-name="ce5" table:formula="of:=100*(([.E3]-[.G3])/[.G3])" office:value-type="float" office:value="29.1462686567164" calcext:value-type="float">
            <text:p/>
          </table:table-cell>
          <table:table-cell table:style-name="ce6" table:formula="of:=[.F3]" office:value-type="float" office:value="6.817555708" calcext:value-type="float">
            <text:p/>
          </table:table-cell>
          <table:table-cell/>
          <table:table-cell table:style-name="ce9" table:formula="of:=[.A3]" office:value-type="string" office:string-value="phub_100_10_10.txt" calcext:value-type="string">
            <text:p>phub_100_10_10.txt</text:p>
          </table:table-cell>
          <table:table-cell table:style-name="ce12" table:formula="of:=AVERAGE([.I3:.I5])" office:value-type="float" office:value="12.9373134328358" calcext:value-type="float">
            <text:p/>
          </table:table-cell>
          <table:table-cell table:style-name="ce13" table:formula="of:=AVERAGE([.J3:.J5])" office:value-type="float" office:value="7.96887376533333" calcext:value-type="float">
            <text:p/>
          </table:table-cell>
          <table:table-cell table:style-name="ce12" table:formula="of:=AVERAGE([.K3:.K5])" office:value-type="float" office:value="21.5260364842454" calcext:value-type="float">
            <text:p/>
          </table:table-cell>
          <table:table-cell table:style-name="ce13" table:formula="of:=AVERAGE([.L3:.L5])" office:value-type="float" office:value="6.845417402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43.76" calcext:value-type="float">
            <text:p>1143.76</text:p>
          </table:table-cell>
          <table:table-cell table:style-name="ce2" office:value-type="float" office:value="7.926341891" calcext:value-type="float">
            <text:p>7.926341891</text:p>
          </table:table-cell>
          <table:table-cell table:style-name="ce2" office:value-type="float" office:value="1150.74" calcext:value-type="float">
            <text:p>1150.74</text:p>
          </table:table-cell>
          <table:table-cell table:style-name="ce2" office:value-type="float" office:value="6.845181993" calcext:value-type="float">
            <text:p>6.845181993</text:p>
          </table:table-cell>
          <table:table-cell table:style-name="ce2" office:value-type="float" office:value="1005" calcext:value-type="float">
            <text:p>1005</text:p>
          </table:table-cell>
          <table:table-cell/>
          <table:table-cell table:style-name="ce6" table:formula="of:=100*([.C4]-[.G4])/[.G4]" office:value-type="float" office:value="13.8069651741294" calcext:value-type="float">
            <text:p/>
          </table:table-cell>
          <table:table-cell table:style-name="ce6" table:formula="of:=[.D4]" office:value-type="float" office:value="7.926341891" calcext:value-type="float">
            <text:p/>
          </table:table-cell>
          <table:table-cell table:style-name="ce5" table:formula="of:=100*(([.E4]-[.G4])/[.G4])" office:value-type="float" office:value="14.5014925373134" calcext:value-type="float">
            <text:p/>
          </table:table-cell>
          <table:table-cell table:style-name="ce6" table:formula="of:=[.F4]" office:value-type="float" office:value="6.84518199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78.26" calcext:value-type="float">
            <text:p>1178.26</text:p>
          </table:table-cell>
          <table:table-cell table:style-name="ce2" office:value-type="float" office:value="8.027775669" calcext:value-type="float">
            <text:p>8.027775669</text:p>
          </table:table-cell>
          <table:table-cell table:style-name="ce2" office:value-type="float" office:value="1215.35" calcext:value-type="float">
            <text:p>1215.35</text:p>
          </table:table-cell>
          <table:table-cell table:style-name="ce2" office:value-type="float" office:value="6.873514505" calcext:value-type="float">
            <text:p>6.873514505</text:p>
          </table:table-cell>
          <table:table-cell table:style-name="ce2" office:value-type="float" office:value="1005" calcext:value-type="float">
            <text:p>1005</text:p>
          </table:table-cell>
          <table:table-cell/>
          <table:table-cell table:style-name="ce6" table:formula="of:=100*([.C5]-[.G5])/[.G5]" office:value-type="float" office:value="17.2398009950249" calcext:value-type="float">
            <text:p/>
          </table:table-cell>
          <table:table-cell table:style-name="ce6" table:formula="of:=[.D5]" office:value-type="float" office:value="8.027775669" calcext:value-type="float">
            <text:p/>
          </table:table-cell>
          <table:table-cell table:style-name="ce5" table:formula="of:=100*(([.E5]-[.G5])/[.G5])" office:value-type="float" office:value="20.9303482587065" calcext:value-type="float">
            <text:p/>
          </table:table-cell>
          <table:table-cell table:style-name="ce6" table:formula="of:=[.F5]" office:value-type="float" office:value="6.873514505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05.52" calcext:value-type="float">
            <text:p>1105.52</text:p>
          </table:table-cell>
          <table:table-cell table:style-name="ce2" office:value-type="float" office:value="8.158284023" calcext:value-type="float">
            <text:p>8.158284023</text:p>
          </table:table-cell>
          <table:table-cell table:style-name="ce2" office:value-type="float" office:value="1316.74" calcext:value-type="float">
            <text:p>1316.74</text:p>
          </table:table-cell>
          <table:table-cell table:style-name="ce2" office:value-type="float" office:value="7.043532141" calcext:value-type="float">
            <text:p>7.043532141</text:p>
          </table:table-cell>
          <table:table-cell table:style-name="ce2" office:value-type="float" office:value="1006" calcext:value-type="float">
            <text:p>1006</text:p>
          </table:table-cell>
          <table:table-cell/>
          <table:table-cell table:style-name="ce6" table:formula="of:=100*([.C6]-[.G6])/[.G6]" office:value-type="float" office:value="9.89264413518887" calcext:value-type="float">
            <text:p/>
          </table:table-cell>
          <table:table-cell table:style-name="ce6" table:formula="of:=[.D6]" office:value-type="float" office:value="8.158284023" calcext:value-type="float">
            <text:p/>
          </table:table-cell>
          <table:table-cell table:style-name="ce5" table:formula="of:=100*(([.E6]-[.G6])/[.G6])" office:value-type="float" office:value="30.8886679920477" calcext:value-type="float">
            <text:p/>
          </table:table-cell>
          <table:table-cell table:style-name="ce6" table:formula="of:=[.F6]" office:value-type="float" office:value="7.043532141" calcext:value-type="float">
            <text:p/>
          </table:table-cell>
          <table:table-cell/>
          <table:table-cell table:style-name="ce9" table:formula="of:=[.A6]" office:value-type="string" office:string-value="phub_100_10_1.txt" calcext:value-type="string">
            <text:p>phub_100_10_1.txt</text:p>
          </table:table-cell>
          <table:table-cell table:style-name="ce12" table:formula="of:=AVERAGE([.I6:.I8])" office:value-type="float" office:value="12.7733598409543" calcext:value-type="float">
            <text:p/>
          </table:table-cell>
          <table:table-cell table:style-name="ce13" table:formula="of:=AVERAGE([.J6:.J8])" office:value-type="float" office:value="8.11287687766667" calcext:value-type="float">
            <text:p/>
          </table:table-cell>
          <table:table-cell table:style-name="ce12" table:formula="of:=AVERAGE([.K6:.K8])" office:value-type="float" office:value="23.5493704440027" calcext:value-type="float">
            <text:p/>
          </table:table-cell>
          <table:table-cell table:style-name="ce13" table:formula="of:=AVERAGE([.L6:.L8])" office:value-type="float" office:value="6.9649545996666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31.03" calcext:value-type="float">
            <text:p>1131.03</text:p>
          </table:table-cell>
          <table:table-cell table:style-name="ce2" office:value-type="float" office:value="8.044792571" calcext:value-type="float">
            <text:p>8.044792571</text:p>
          </table:table-cell>
          <table:table-cell table:style-name="ce2" office:value-type="float" office:value="1227.08" calcext:value-type="float">
            <text:p>1227.08</text:p>
          </table:table-cell>
          <table:table-cell table:style-name="ce2" office:value-type="float" office:value="6.871134312" calcext:value-type="float">
            <text:p>6.871134312</text:p>
          </table:table-cell>
          <table:table-cell table:style-name="ce2" office:value-type="float" office:value="1006" calcext:value-type="float">
            <text:p>1006</text:p>
          </table:table-cell>
          <table:table-cell/>
          <table:table-cell table:style-name="ce6" table:formula="of:=100*([.C7]-[.G7])/[.G7]" office:value-type="float" office:value="12.4284294234592" calcext:value-type="float">
            <text:p/>
          </table:table-cell>
          <table:table-cell table:style-name="ce6" table:formula="of:=[.D7]" office:value-type="float" office:value="8.044792571" calcext:value-type="float">
            <text:p/>
          </table:table-cell>
          <table:table-cell table:style-name="ce5" table:formula="of:=100*(([.E7]-[.G7])/[.G7])" office:value-type="float" office:value="21.9761431411531" calcext:value-type="float">
            <text:p/>
          </table:table-cell>
          <table:table-cell table:style-name="ce6" table:formula="of:=[.F7]" office:value-type="float" office:value="6.871134312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66.95" calcext:value-type="float">
            <text:p>1166.95</text:p>
          </table:table-cell>
          <table:table-cell table:style-name="ce2" office:value-type="float" office:value="8.135554039" calcext:value-type="float">
            <text:p>8.135554039</text:p>
          </table:table-cell>
          <table:table-cell table:style-name="ce2" office:value-type="float" office:value="1184.9" calcext:value-type="float">
            <text:p>1184.9</text:p>
          </table:table-cell>
          <table:table-cell table:style-name="ce2" office:value-type="float" office:value="6.980197346" calcext:value-type="float">
            <text:p>6.980197346</text:p>
          </table:table-cell>
          <table:table-cell table:style-name="ce2" office:value-type="float" office:value="1006" calcext:value-type="float">
            <text:p>1006</text:p>
          </table:table-cell>
          <table:table-cell/>
          <table:table-cell table:style-name="ce6" table:formula="of:=100*([.C8]-[.G8])/[.G8]" office:value-type="float" office:value="15.9990059642147" calcext:value-type="float">
            <text:p/>
          </table:table-cell>
          <table:table-cell table:style-name="ce6" table:formula="of:=[.D8]" office:value-type="float" office:value="8.135554039" calcext:value-type="float">
            <text:p/>
          </table:table-cell>
          <table:table-cell table:style-name="ce5" table:formula="of:=100*(([.E8]-[.G8])/[.G8])" office:value-type="float" office:value="17.7833001988072" calcext:value-type="float">
            <text:p/>
          </table:table-cell>
          <table:table-cell table:style-name="ce6" table:formula="of:=[.F8]" office:value-type="float" office:value="6.980197346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19.45" calcext:value-type="float">
            <text:p>1119.45</text:p>
          </table:table-cell>
          <table:table-cell table:style-name="ce2" office:value-type="float" office:value="7.932542328" calcext:value-type="float">
            <text:p>7.932542328</text:p>
          </table:table-cell>
          <table:table-cell table:style-name="ce2" office:value-type="float" office:value="1107.54" calcext:value-type="float">
            <text:p>1107.54</text:p>
          </table:table-cell>
          <table:table-cell table:style-name="ce2" office:value-type="float" office:value="6.835186234" calcext:value-type="float">
            <text:p>6.835186234</text:p>
          </table:table-cell>
          <table:table-cell table:style-name="ce2" office:value-type="float" office:value="966" calcext:value-type="float">
            <text:p>966</text:p>
          </table:table-cell>
          <table:table-cell/>
          <table:table-cell table:style-name="ce6" table:formula="of:=100*([.C9]-[.G9])/[.G9]" office:value-type="float" office:value="15.8850931677019" calcext:value-type="float">
            <text:p/>
          </table:table-cell>
          <table:table-cell table:style-name="ce6" table:formula="of:=[.D9]" office:value-type="float" office:value="7.932542328" calcext:value-type="float">
            <text:p/>
          </table:table-cell>
          <table:table-cell table:style-name="ce5" table:formula="of:=100*(([.E9]-[.G9])/[.G9])" office:value-type="float" office:value="14.6521739130435" calcext:value-type="float">
            <text:p/>
          </table:table-cell>
          <table:table-cell table:style-name="ce6" table:formula="of:=[.F9]" office:value-type="float" office:value="6.835186234" calcext:value-type="float">
            <text:p/>
          </table:table-cell>
          <table:table-cell/>
          <table:table-cell table:style-name="ce9" table:formula="of:=[.A9]" office:value-type="string" office:string-value="phub_100_10_2.txt" calcext:value-type="string">
            <text:p>phub_100_10_2.txt</text:p>
          </table:table-cell>
          <table:table-cell table:style-name="ce12" table:formula="of:=AVERAGE([.I9:.I11])" office:value-type="float" office:value="12.4837819185645" calcext:value-type="float">
            <text:p/>
          </table:table-cell>
          <table:table-cell table:style-name="ce13" table:formula="of:=AVERAGE([.J9:.J11])" office:value-type="float" office:value="7.972894526" calcext:value-type="float">
            <text:p/>
          </table:table-cell>
          <table:table-cell table:style-name="ce12" table:formula="of:=AVERAGE([.K9:.K11])" office:value-type="float" office:value="23.9817115251898" calcext:value-type="float">
            <text:p/>
          </table:table-cell>
          <table:table-cell table:style-name="ce13" table:formula="of:=AVERAGE([.L9:.L11])" office:value-type="float" office:value="6.910187904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41.46" calcext:value-type="float">
            <text:p>1141.46</text:p>
          </table:table-cell>
          <table:table-cell table:style-name="ce2" office:value-type="float" office:value="8.016437843" calcext:value-type="float">
            <text:p>8.016437843</text:p>
          </table:table-cell>
          <table:table-cell table:style-name="ce2" office:value-type="float" office:value="1229.71" calcext:value-type="float">
            <text:p>1229.71</text:p>
          </table:table-cell>
          <table:table-cell table:style-name="ce2" office:value-type="float" office:value="7.016600714" calcext:value-type="float">
            <text:p>7.016600714</text:p>
          </table:table-cell>
          <table:table-cell table:style-name="ce2" office:value-type="float" office:value="966" calcext:value-type="float">
            <text:p>966</text:p>
          </table:table-cell>
          <table:table-cell/>
          <table:table-cell table:style-name="ce6" table:formula="of:=100*([.C10]-[.G10])/[.G10]" office:value-type="float" office:value="18.1635610766046" calcext:value-type="float">
            <text:p/>
          </table:table-cell>
          <table:table-cell table:style-name="ce6" table:formula="of:=[.D10]" office:value-type="float" office:value="8.016437843" calcext:value-type="float">
            <text:p/>
          </table:table-cell>
          <table:table-cell table:style-name="ce5" table:formula="of:=100*(([.E10]-[.G10])/[.G10])" office:value-type="float" office:value="27.2991718426501" calcext:value-type="float">
            <text:p/>
          </table:table-cell>
          <table:table-cell table:style-name="ce6" table:formula="of:=[.F10]" office:value-type="float" office:value="7.01660071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998.87" calcext:value-type="float">
            <text:p>998.87</text:p>
          </table:table-cell>
          <table:table-cell table:style-name="ce2" office:value-type="float" office:value="7.969703407" calcext:value-type="float">
            <text:p>7.969703407</text:p>
          </table:table-cell>
          <table:table-cell table:style-name="ce2" office:value-type="float" office:value="1255.74" calcext:value-type="float">
            <text:p>1255.74</text:p>
          </table:table-cell>
          <table:table-cell table:style-name="ce2" office:value-type="float" office:value="6.878776764" calcext:value-type="float">
            <text:p>6.878776764</text:p>
          </table:table-cell>
          <table:table-cell table:style-name="ce2" office:value-type="float" office:value="966" calcext:value-type="float">
            <text:p>966</text:p>
          </table:table-cell>
          <table:table-cell/>
          <table:table-cell table:style-name="ce6" table:formula="of:=100*([.C11]-[.G11])/[.G11]" office:value-type="float" office:value="3.40269151138716" calcext:value-type="float">
            <text:p/>
          </table:table-cell>
          <table:table-cell table:style-name="ce6" table:formula="of:=[.D11]" office:value-type="float" office:value="7.969703407" calcext:value-type="float">
            <text:p/>
          </table:table-cell>
          <table:table-cell table:style-name="ce5" table:formula="of:=100*(([.E11]-[.G11])/[.G11])" office:value-type="float" office:value="29.9937888198758" calcext:value-type="float">
            <text:p/>
          </table:table-cell>
          <table:table-cell table:style-name="ce6" table:formula="of:=[.F11]" office:value-type="float" office:value="6.87877676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93.2" calcext:value-type="float">
            <text:p>1093.2</text:p>
          </table:table-cell>
          <table:table-cell table:style-name="ce2" office:value-type="float" office:value="8.091848687" calcext:value-type="float">
            <text:p>8.091848687</text:p>
          </table:table-cell>
          <table:table-cell table:style-name="ce2" office:value-type="float" office:value="1201.26" calcext:value-type="float">
            <text:p>1201.26</text:p>
          </table:table-cell>
          <table:table-cell table:style-name="ce2" office:value-type="float" office:value="6.899516899" calcext:value-type="float">
            <text:p>6.899516899</text:p>
          </table:table-cell>
          <table:table-cell table:style-name="ce2" office:value-type="float" office:value="1026" calcext:value-type="float">
            <text:p>1026</text:p>
          </table:table-cell>
          <table:table-cell/>
          <table:table-cell table:style-name="ce6" table:formula="of:=100*([.C12]-[.G12])/[.G12]" office:value-type="float" office:value="6.54970760233919" calcext:value-type="float">
            <text:p/>
          </table:table-cell>
          <table:table-cell table:style-name="ce6" table:formula="of:=[.D12]" office:value-type="float" office:value="8.091848687" calcext:value-type="float">
            <text:p/>
          </table:table-cell>
          <table:table-cell table:style-name="ce5" table:formula="of:=100*(([.E12]-[.G12])/[.G12])" office:value-type="float" office:value="17.0818713450292" calcext:value-type="float">
            <text:p/>
          </table:table-cell>
          <table:table-cell table:style-name="ce6" table:formula="of:=[.F12]" office:value-type="float" office:value="6.899516899" calcext:value-type="float">
            <text:p/>
          </table:table-cell>
          <table:table-cell/>
          <table:table-cell table:style-name="ce9" table:formula="of:=[.A12]" office:value-type="string" office:string-value="phub_100_10_3.txt" calcext:value-type="string">
            <text:p>phub_100_10_3.txt</text:p>
          </table:table-cell>
          <table:table-cell table:style-name="ce12" table:formula="of:=AVERAGE([.I12:.I14])" office:value-type="float" office:value="12.5029239766082" calcext:value-type="float">
            <text:p/>
          </table:table-cell>
          <table:table-cell table:style-name="ce13" table:formula="of:=AVERAGE([.J12:.J14])" office:value-type="float" office:value="8.06939064266667" calcext:value-type="float">
            <text:p/>
          </table:table-cell>
          <table:table-cell table:style-name="ce12" table:formula="of:=AVERAGE([.K12:.K14])" office:value-type="float" office:value="19.0990903183886" calcext:value-type="float">
            <text:p/>
          </table:table-cell>
          <table:table-cell table:style-name="ce13" table:formula="of:=AVERAGE([.L12:.L14])" office:value-type="float" office:value="6.87961844233333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58.76" calcext:value-type="float">
            <text:p>1158.76</text:p>
          </table:table-cell>
          <table:table-cell table:style-name="ce2" office:value-type="float" office:value="8.014665342" calcext:value-type="float">
            <text:p>8.014665342</text:p>
          </table:table-cell>
          <table:table-cell table:style-name="ce2" office:value-type="float" office:value="1182.14" calcext:value-type="float">
            <text:p>1182.14</text:p>
          </table:table-cell>
          <table:table-cell table:style-name="ce2" office:value-type="float" office:value="6.863328705" calcext:value-type="float">
            <text:p>6.863328705</text:p>
          </table:table-cell>
          <table:table-cell table:style-name="ce2" office:value-type="float" office:value="1026" calcext:value-type="float">
            <text:p>1026</text:p>
          </table:table-cell>
          <table:table-cell/>
          <table:table-cell table:style-name="ce6" table:formula="of:=100*([.C13]-[.G13])/[.G13]" office:value-type="float" office:value="12.9395711500975" calcext:value-type="float">
            <text:p/>
          </table:table-cell>
          <table:table-cell table:style-name="ce6" table:formula="of:=[.D13]" office:value-type="float" office:value="8.014665342" calcext:value-type="float">
            <text:p/>
          </table:table-cell>
          <table:table-cell table:style-name="ce5" table:formula="of:=100*(([.E13]-[.G13])/[.G13])" office:value-type="float" office:value="15.2183235867447" calcext:value-type="float">
            <text:p/>
          </table:table-cell>
          <table:table-cell table:style-name="ce6" table:formula="of:=[.F13]" office:value-type="float" office:value="6.863328705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210.88" calcext:value-type="float">
            <text:p>1210.88</text:p>
          </table:table-cell>
          <table:table-cell table:style-name="ce2" office:value-type="float" office:value="8.101657899" calcext:value-type="float">
            <text:p>8.101657899</text:p>
          </table:table-cell>
          <table:table-cell table:style-name="ce2" office:value-type="float" office:value="1282.47" calcext:value-type="float">
            <text:p>1282.47</text:p>
          </table:table-cell>
          <table:table-cell table:style-name="ce2" office:value-type="float" office:value="6.876009723" calcext:value-type="float">
            <text:p>6.876009723</text:p>
          </table:table-cell>
          <table:table-cell table:style-name="ce2" office:value-type="float" office:value="1026" calcext:value-type="float">
            <text:p>1026</text:p>
          </table:table-cell>
          <table:table-cell/>
          <table:table-cell table:style-name="ce6" table:formula="of:=100*([.C14]-[.G14])/[.G14]" office:value-type="float" office:value="18.0194931773879" calcext:value-type="float">
            <text:p/>
          </table:table-cell>
          <table:table-cell table:style-name="ce6" table:formula="of:=[.D14]" office:value-type="float" office:value="8.101657899" calcext:value-type="float">
            <text:p/>
          </table:table-cell>
          <table:table-cell table:style-name="ce5" table:formula="of:=100*(([.E14]-[.G14])/[.G14])" office:value-type="float" office:value="24.9970760233918" calcext:value-type="float">
            <text:p/>
          </table:table-cell>
          <table:table-cell table:style-name="ce6" table:formula="of:=[.F14]" office:value-type="float" office:value="6.87600972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27.37" calcext:value-type="float">
            <text:p>1027.37</text:p>
          </table:table-cell>
          <table:table-cell table:style-name="ce2" office:value-type="float" office:value="7.992640054" calcext:value-type="float">
            <text:p>7.992640054</text:p>
          </table:table-cell>
          <table:table-cell table:style-name="ce2" office:value-type="float" office:value="1173.12" calcext:value-type="float">
            <text:p>1173.12</text:p>
          </table:table-cell>
          <table:table-cell table:style-name="ce2" office:value-type="float" office:value="6.907286465" calcext:value-type="float">
            <text:p>6.907286465</text:p>
          </table:table-cell>
          <table:table-cell table:style-name="ce2" office:value-type="float" office:value="982" calcext:value-type="float">
            <text:p>982</text:p>
          </table:table-cell>
          <table:table-cell/>
          <table:table-cell table:style-name="ce6" table:formula="of:=100*([.C15]-[.G15])/[.G15]" office:value-type="float" office:value="4.62016293279021" calcext:value-type="float">
            <text:p/>
          </table:table-cell>
          <table:table-cell table:style-name="ce6" table:formula="of:=[.D15]" office:value-type="float" office:value="7.992640054" calcext:value-type="float">
            <text:p/>
          </table:table-cell>
          <table:table-cell table:style-name="ce5" table:formula="of:=100*(([.E15]-[.G15])/[.G15])" office:value-type="float" office:value="19.4623217922607" calcext:value-type="float">
            <text:p/>
          </table:table-cell>
          <table:table-cell table:style-name="ce6" table:formula="of:=[.F15]" office:value-type="float" office:value="6.907286465" calcext:value-type="float">
            <text:p/>
          </table:table-cell>
          <table:table-cell/>
          <table:table-cell table:style-name="ce9" table:formula="of:=[.A15]" office:value-type="string" office:string-value="phub_100_10_4.txt" calcext:value-type="string">
            <text:p>phub_100_10_4.txt</text:p>
          </table:table-cell>
          <table:table-cell table:style-name="ce12" table:formula="of:=AVERAGE([.I15:.I17])" office:value-type="float" office:value="11.1805838424983" calcext:value-type="float">
            <text:p/>
          </table:table-cell>
          <table:table-cell table:style-name="ce13" table:formula="of:=AVERAGE([.J15:.J17])" office:value-type="float" office:value="8.048317739" calcext:value-type="float">
            <text:p/>
          </table:table-cell>
          <table:table-cell table:style-name="ce12" table:formula="of:=AVERAGE([.K15:.K17])" office:value-type="float" office:value="16.4032586558045" calcext:value-type="float">
            <text:p/>
          </table:table-cell>
          <table:table-cell table:style-name="ce13" table:formula="of:=AVERAGE([.L15:.L17])" office:value-type="float" office:value="6.9109205376666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57.04" calcext:value-type="float">
            <text:p>1057.04</text:p>
          </table:table-cell>
          <table:table-cell table:style-name="ce2" office:value-type="float" office:value="8.07541595" calcext:value-type="float">
            <text:p>8.07541595</text:p>
          </table:table-cell>
          <table:table-cell table:style-name="ce2" office:value-type="float" office:value="1149.33" calcext:value-type="float">
            <text:p>1149.33</text:p>
          </table:table-cell>
          <table:table-cell table:style-name="ce2" office:value-type="float" office:value="6.941565334" calcext:value-type="float">
            <text:p>6.941565334</text:p>
          </table:table-cell>
          <table:table-cell table:style-name="ce2" office:value-type="float" office:value="982" calcext:value-type="float">
            <text:p>982</text:p>
          </table:table-cell>
          <table:table-cell/>
          <table:table-cell table:style-name="ce6" table:formula="of:=100*([.C16]-[.G16])/[.G16]" office:value-type="float" office:value="7.64154786150712" calcext:value-type="float">
            <text:p/>
          </table:table-cell>
          <table:table-cell table:style-name="ce6" table:formula="of:=[.D16]" office:value-type="float" office:value="8.07541595" calcext:value-type="float">
            <text:p/>
          </table:table-cell>
          <table:table-cell table:style-name="ce5" table:formula="of:=100*(([.E16]-[.G16])/[.G16])" office:value-type="float" office:value="17.0397148676171" calcext:value-type="float">
            <text:p/>
          </table:table-cell>
          <table:table-cell table:style-name="ce6" table:formula="of:=[.F16]" office:value-type="float" office:value="6.94156533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90.97" calcext:value-type="float">
            <text:p>1190.97</text:p>
          </table:table-cell>
          <table:table-cell table:style-name="ce2" office:value-type="float" office:value="8.076897213" calcext:value-type="float">
            <text:p>8.076897213</text:p>
          </table:table-cell>
          <table:table-cell table:style-name="ce2" office:value-type="float" office:value="1106.79" calcext:value-type="float">
            <text:p>1106.79</text:p>
          </table:table-cell>
          <table:table-cell table:style-name="ce2" office:value-type="float" office:value="6.883909814" calcext:value-type="float">
            <text:p>6.883909814</text:p>
          </table:table-cell>
          <table:table-cell table:style-name="ce2" office:value-type="float" office:value="982" calcext:value-type="float">
            <text:p>982</text:p>
          </table:table-cell>
          <table:table-cell/>
          <table:table-cell table:style-name="ce6" table:formula="of:=100*([.C17]-[.G17])/[.G17]" office:value-type="float" office:value="21.2800407331976" calcext:value-type="float">
            <text:p/>
          </table:table-cell>
          <table:table-cell table:style-name="ce6" table:formula="of:=[.D17]" office:value-type="float" office:value="8.076897213" calcext:value-type="float">
            <text:p/>
          </table:table-cell>
          <table:table-cell table:style-name="ce5" table:formula="of:=100*(([.E17]-[.G17])/[.G17])" office:value-type="float" office:value="12.7077393075356" calcext:value-type="float">
            <text:p/>
          </table:table-cell>
          <table:table-cell table:style-name="ce6" table:formula="of:=[.F17]" office:value-type="float" office:value="6.88390981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39.96" calcext:value-type="float">
            <text:p>1139.96</text:p>
          </table:table-cell>
          <table:table-cell table:style-name="ce2" office:value-type="float" office:value="8.061761065" calcext:value-type="float">
            <text:p>8.061761065</text:p>
          </table:table-cell>
          <table:table-cell table:style-name="ce2" office:value-type="float" office:value="1249.26" calcext:value-type="float">
            <text:p>1249.26</text:p>
          </table:table-cell>
          <table:table-cell table:style-name="ce2" office:value-type="float" office:value="6.78273627" calcext:value-type="float">
            <text:p>6.78273627</text:p>
          </table:table-cell>
          <table:table-cell table:style-name="ce2" office:value-type="float" office:value="1091" calcext:value-type="float">
            <text:p>1091</text:p>
          </table:table-cell>
          <table:table-cell/>
          <table:table-cell table:style-name="ce6" table:formula="of:=100*([.C18]-[.G18])/[.G18]" office:value-type="float" office:value="4.48762603116407" calcext:value-type="float">
            <text:p/>
          </table:table-cell>
          <table:table-cell table:style-name="ce6" table:formula="of:=[.D18]" office:value-type="float" office:value="8.061761065" calcext:value-type="float">
            <text:p/>
          </table:table-cell>
          <table:table-cell table:style-name="ce5" table:formula="of:=100*(([.E18]-[.G18])/[.G18])" office:value-type="float" office:value="14.5059578368469" calcext:value-type="float">
            <text:p/>
          </table:table-cell>
          <table:table-cell table:style-name="ce6" table:formula="of:=[.F18]" office:value-type="float" office:value="6.78273627" calcext:value-type="float">
            <text:p/>
          </table:table-cell>
          <table:table-cell/>
          <table:table-cell table:style-name="ce9" table:formula="of:=[.A18]" office:value-type="string" office:string-value="phub_100_10_5.txt" calcext:value-type="string">
            <text:p>phub_100_10_5.txt</text:p>
          </table:table-cell>
          <table:table-cell table:style-name="ce12" table:formula="of:=AVERAGE([.I18:.I20])" office:value-type="float" office:value="8.05835624809044" calcext:value-type="float">
            <text:p/>
          </table:table-cell>
          <table:table-cell table:style-name="ce13" table:formula="of:=AVERAGE([.J18:.J20])" office:value-type="float" office:value="8.03602550766667" calcext:value-type="float">
            <text:p/>
          </table:table-cell>
          <table:table-cell table:style-name="ce12" table:formula="of:=AVERAGE([.K18:.K20])" office:value-type="float" office:value="16.5050412465628" calcext:value-type="float">
            <text:p/>
          </table:table-cell>
          <table:table-cell table:style-name="ce13" table:formula="of:=AVERAGE([.L18:.L20])" office:value-type="float" office:value="6.814418764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97.31" calcext:value-type="float">
            <text:p>1197.31</text:p>
          </table:table-cell>
          <table:table-cell table:style-name="ce2" office:value-type="float" office:value="7.946899531" calcext:value-type="float">
            <text:p>7.946899531</text:p>
          </table:table-cell>
          <table:table-cell table:style-name="ce2" office:value-type="float" office:value="1297.9" calcext:value-type="float">
            <text:p>1297.9</text:p>
          </table:table-cell>
          <table:table-cell table:style-name="ce2" office:value-type="float" office:value="6.80650765" calcext:value-type="float">
            <text:p>6.80650765</text:p>
          </table:table-cell>
          <table:table-cell table:style-name="ce2" office:value-type="float" office:value="1091" calcext:value-type="float">
            <text:p>1091</text:p>
          </table:table-cell>
          <table:table-cell/>
          <table:table-cell table:style-name="ce6" table:formula="of:=100*([.C19]-[.G19])/[.G19]" office:value-type="float" office:value="9.7442713107241" calcext:value-type="float">
            <text:p/>
          </table:table-cell>
          <table:table-cell table:style-name="ce6" table:formula="of:=[.D19]" office:value-type="float" office:value="7.946899531" calcext:value-type="float">
            <text:p/>
          </table:table-cell>
          <table:table-cell table:style-name="ce5" table:formula="of:=100*(([.E19]-[.G19])/[.G19])" office:value-type="float" office:value="18.9642529789184" calcext:value-type="float">
            <text:p/>
          </table:table-cell>
          <table:table-cell table:style-name="ce6" table:formula="of:=[.F19]" office:value-type="float" office:value="6.80650765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99.48" calcext:value-type="float">
            <text:p>1199.48</text:p>
          </table:table-cell>
          <table:table-cell table:style-name="ce2" office:value-type="float" office:value="8.099415927" calcext:value-type="float">
            <text:p>8.099415927</text:p>
          </table:table-cell>
          <table:table-cell table:style-name="ce2" office:value-type="float" office:value="1266.05" calcext:value-type="float">
            <text:p>1266.05</text:p>
          </table:table-cell>
          <table:table-cell table:style-name="ce2" office:value-type="float" office:value="6.854012372" calcext:value-type="float">
            <text:p>6.854012372</text:p>
          </table:table-cell>
          <table:table-cell table:style-name="ce2" office:value-type="float" office:value="1091" calcext:value-type="float">
            <text:p>1091</text:p>
          </table:table-cell>
          <table:table-cell/>
          <table:table-cell table:style-name="ce6" table:formula="of:=100*([.C20]-[.G20])/[.G20]" office:value-type="float" office:value="9.94317140238314" calcext:value-type="float">
            <text:p/>
          </table:table-cell>
          <table:table-cell table:style-name="ce6" table:formula="of:=[.D20]" office:value-type="float" office:value="8.099415927" calcext:value-type="float">
            <text:p/>
          </table:table-cell>
          <table:table-cell table:style-name="ce5" table:formula="of:=100*(([.E20]-[.G20])/[.G20])" office:value-type="float" office:value="16.044912923923" calcext:value-type="float">
            <text:p/>
          </table:table-cell>
          <table:table-cell table:style-name="ce6" table:formula="of:=[.F20]" office:value-type="float" office:value="6.854012372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23.11" calcext:value-type="float">
            <text:p>1023.11</text:p>
          </table:table-cell>
          <table:table-cell table:style-name="ce2" office:value-type="float" office:value="8.022232715" calcext:value-type="float">
            <text:p>8.022232715</text:p>
          </table:table-cell>
          <table:table-cell table:style-name="ce2" office:value-type="float" office:value="1094.59" calcext:value-type="float">
            <text:p>1094.59</text:p>
          </table:table-cell>
          <table:table-cell table:style-name="ce2" office:value-type="float" office:value="6.895867897" calcext:value-type="float">
            <text:p>6.895867897</text:p>
          </table:table-cell>
          <table:table-cell table:style-name="ce2" office:value-type="float" office:value="954" calcext:value-type="float">
            <text:p>954</text:p>
          </table:table-cell>
          <table:table-cell/>
          <table:table-cell table:style-name="ce6" table:formula="of:=100*([.C21]-[.G21])/[.G21]" office:value-type="float" office:value="7.24423480083858" calcext:value-type="float">
            <text:p/>
          </table:table-cell>
          <table:table-cell table:style-name="ce6" table:formula="of:=[.D21]" office:value-type="float" office:value="8.022232715" calcext:value-type="float">
            <text:p/>
          </table:table-cell>
          <table:table-cell table:style-name="ce5" table:formula="of:=100*(([.E21]-[.G21])/[.G21])" office:value-type="float" office:value="14.7368972746331" calcext:value-type="float">
            <text:p/>
          </table:table-cell>
          <table:table-cell table:style-name="ce6" table:formula="of:=[.F21]" office:value-type="float" office:value="6.895867897" calcext:value-type="float">
            <text:p/>
          </table:table-cell>
          <table:table-cell/>
          <table:table-cell table:style-name="ce9" table:formula="of:=[.A21]" office:value-type="string" office:string-value="phub_100_10_6.txt" calcext:value-type="string">
            <text:p>phub_100_10_6.txt</text:p>
          </table:table-cell>
          <table:table-cell table:style-name="ce12" table:formula="of:=AVERAGE([.I21:.I23])" office:value-type="float" office:value="6.24517819706499" calcext:value-type="float">
            <text:p/>
          </table:table-cell>
          <table:table-cell table:style-name="ce13" table:formula="of:=AVERAGE([.J21:.J23])" office:value-type="float" office:value="7.99256553266667" calcext:value-type="float">
            <text:p/>
          </table:table-cell>
          <table:table-cell table:style-name="ce12" table:formula="of:=AVERAGE([.K21:.K23])" office:value-type="float" office:value="15.9231306778477" calcext:value-type="float">
            <text:p/>
          </table:table-cell>
          <table:table-cell table:style-name="ce13" table:formula="of:=AVERAGE([.L21:.L23])" office:value-type="float" office:value="6.871998106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026.74" calcext:value-type="float">
            <text:p>1026.74</text:p>
          </table:table-cell>
          <table:table-cell table:style-name="ce2" office:value-type="float" office:value="7.909622933" calcext:value-type="float">
            <text:p>7.909622933</text:p>
          </table:table-cell>
          <table:table-cell table:style-name="ce2" office:value-type="float" office:value="1107.33" calcext:value-type="float">
            <text:p>1107.33</text:p>
          </table:table-cell>
          <table:table-cell table:style-name="ce2" office:value-type="float" office:value="6.917371264" calcext:value-type="float">
            <text:p>6.917371264</text:p>
          </table:table-cell>
          <table:table-cell table:style-name="ce2" office:value-type="float" office:value="954" calcext:value-type="float">
            <text:p>954</text:p>
          </table:table-cell>
          <table:table-cell/>
          <table:table-cell table:style-name="ce6" table:formula="of:=100*([.C22]-[.G22])/[.G22]" office:value-type="float" office:value="7.62473794549266" calcext:value-type="float">
            <text:p/>
          </table:table-cell>
          <table:table-cell table:style-name="ce6" table:formula="of:=[.D22]" office:value-type="float" office:value="7.909622933" calcext:value-type="float">
            <text:p/>
          </table:table-cell>
          <table:table-cell table:style-name="ce5" table:formula="of:=100*(([.E22]-[.G22])/[.G22])" office:value-type="float" office:value="16.0723270440252" calcext:value-type="float">
            <text:p/>
          </table:table-cell>
          <table:table-cell table:style-name="ce6" table:formula="of:=[.F22]" office:value-type="float" office:value="6.91737126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990.887" calcext:value-type="float">
            <text:p>990.887</text:p>
          </table:table-cell>
          <table:table-cell table:style-name="ce2" office:value-type="float" office:value="8.04584095" calcext:value-type="float">
            <text:p>8.04584095</text:p>
          </table:table-cell>
          <table:table-cell table:style-name="ce2" office:value-type="float" office:value="1115.8" calcext:value-type="float">
            <text:p>1115.8</text:p>
          </table:table-cell>
          <table:table-cell table:style-name="ce2" office:value-type="float" office:value="6.802755157" calcext:value-type="float">
            <text:p>6.802755157</text:p>
          </table:table-cell>
          <table:table-cell table:style-name="ce2" office:value-type="float" office:value="954" calcext:value-type="float">
            <text:p>954</text:p>
          </table:table-cell>
          <table:table-cell/>
          <table:table-cell table:style-name="ce6" table:formula="of:=100*([.C23]-[.G23])/[.G23]" office:value-type="float" office:value="3.86656184486373" calcext:value-type="float">
            <text:p/>
          </table:table-cell>
          <table:table-cell table:style-name="ce6" table:formula="of:=[.D23]" office:value-type="float" office:value="8.04584095" calcext:value-type="float">
            <text:p/>
          </table:table-cell>
          <table:table-cell table:style-name="ce5" table:formula="of:=100*(([.E23]-[.G23])/[.G23])" office:value-type="float" office:value="16.9601677148847" calcext:value-type="float">
            <text:p/>
          </table:table-cell>
          <table:table-cell table:style-name="ce6" table:formula="of:=[.F23]" office:value-type="float" office:value="6.802755157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02.72" calcext:value-type="float">
            <text:p>1102.72</text:p>
          </table:table-cell>
          <table:table-cell table:style-name="ce2" office:value-type="float" office:value="8.041333717" calcext:value-type="float">
            <text:p>8.041333717</text:p>
          </table:table-cell>
          <table:table-cell table:style-name="ce2" office:value-type="float" office:value="1183.44" calcext:value-type="float">
            <text:p>1183.44</text:p>
          </table:table-cell>
          <table:table-cell table:style-name="ce2" office:value-type="float" office:value="6.956621853" calcext:value-type="float">
            <text:p>6.956621853</text:p>
          </table:table-cell>
          <table:table-cell table:style-name="ce2" office:value-type="float" office:value="1034" calcext:value-type="float">
            <text:p>1034</text:p>
          </table:table-cell>
          <table:table-cell/>
          <table:table-cell table:style-name="ce6" table:formula="of:=100*([.C24]-[.G24])/[.G24]" office:value-type="float" office:value="6.64603481624758" calcext:value-type="float">
            <text:p/>
          </table:table-cell>
          <table:table-cell table:style-name="ce6" table:formula="of:=[.D24]" office:value-type="float" office:value="8.041333717" calcext:value-type="float">
            <text:p/>
          </table:table-cell>
          <table:table-cell table:style-name="ce5" table:formula="of:=100*(([.E24]-[.G24])/[.G24])" office:value-type="float" office:value="14.4526112185687" calcext:value-type="float">
            <text:p/>
          </table:table-cell>
          <table:table-cell table:style-name="ce6" table:formula="of:=[.F24]" office:value-type="float" office:value="6.956621853" calcext:value-type="float">
            <text:p/>
          </table:table-cell>
          <table:table-cell/>
          <table:table-cell table:style-name="ce9" table:formula="of:=[.A24]" office:value-type="string" office:string-value="phub_100_10_7.txt" calcext:value-type="string">
            <text:p>phub_100_10_7.txt</text:p>
          </table:table-cell>
          <table:table-cell table:style-name="ce12" table:formula="of:=AVERAGE([.I24:.I26])" office:value-type="float" office:value="9.62088974854933" calcext:value-type="float">
            <text:p/>
          </table:table-cell>
          <table:table-cell table:style-name="ce13" table:formula="of:=AVERAGE([.J24:.J26])" office:value-type="float" office:value="8.03773562166667" calcext:value-type="float">
            <text:p/>
          </table:table-cell>
          <table:table-cell table:style-name="ce12" table:formula="of:=AVERAGE([.K24:.K26])" office:value-type="float" office:value="16.2498388136686" calcext:value-type="float">
            <text:p/>
          </table:table-cell>
          <table:table-cell table:style-name="ce13" table:formula="of:=AVERAGE([.L24:.L26])" office:value-type="float" office:value="6.7891463466666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10.69" calcext:value-type="float">
            <text:p>1110.69</text:p>
          </table:table-cell>
          <table:table-cell table:style-name="ce2" office:value-type="float" office:value="8.06648489" calcext:value-type="float">
            <text:p>8.06648489</text:p>
          </table:table-cell>
          <table:table-cell table:style-name="ce2" office:value-type="float" office:value="1231.9" calcext:value-type="float">
            <text:p>1231.9</text:p>
          </table:table-cell>
          <table:table-cell table:style-name="ce2" office:value-type="float" office:value="6.693654517" calcext:value-type="float">
            <text:p>6.693654517</text:p>
          </table:table-cell>
          <table:table-cell table:style-name="ce2" office:value-type="float" office:value="1034" calcext:value-type="float">
            <text:p>1034</text:p>
          </table:table-cell>
          <table:table-cell/>
          <table:table-cell table:style-name="ce6" table:formula="of:=100*([.C25]-[.G25])/[.G25]" office:value-type="float" office:value="7.41682785299807" calcext:value-type="float">
            <text:p/>
          </table:table-cell>
          <table:table-cell table:style-name="ce6" table:formula="of:=[.D25]" office:value-type="float" office:value="8.06648489" calcext:value-type="float">
            <text:p/>
          </table:table-cell>
          <table:table-cell table:style-name="ce5" table:formula="of:=100*(([.E25]-[.G25])/[.G25])" office:value-type="float" office:value="19.1392649903288" calcext:value-type="float">
            <text:p/>
          </table:table-cell>
          <table:table-cell table:style-name="ce6" table:formula="of:=[.F25]" office:value-type="float" office:value="6.693654517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87.03" calcext:value-type="float">
            <text:p>1187.03</text:p>
          </table:table-cell>
          <table:table-cell table:style-name="ce2" office:value-type="float" office:value="8.005388258" calcext:value-type="float">
            <text:p>8.005388258</text:p>
          </table:table-cell>
          <table:table-cell table:style-name="ce2" office:value-type="float" office:value="1190.73" calcext:value-type="float">
            <text:p>1190.73</text:p>
          </table:table-cell>
          <table:table-cell table:style-name="ce2" office:value-type="float" office:value="6.71716267" calcext:value-type="float">
            <text:p>6.71716267</text:p>
          </table:table-cell>
          <table:table-cell table:style-name="ce2" office:value-type="float" office:value="1034" calcext:value-type="float">
            <text:p>1034</text:p>
          </table:table-cell>
          <table:table-cell/>
          <table:table-cell table:style-name="ce6" table:formula="of:=100*([.C26]-[.G26])/[.G26]" office:value-type="float" office:value="14.7998065764023" calcext:value-type="float">
            <text:p/>
          </table:table-cell>
          <table:table-cell table:style-name="ce6" table:formula="of:=[.D26]" office:value-type="float" office:value="8.005388258" calcext:value-type="float">
            <text:p/>
          </table:table-cell>
          <table:table-cell table:style-name="ce5" table:formula="of:=100*(([.E26]-[.G26])/[.G26])" office:value-type="float" office:value="15.1576402321083" calcext:value-type="float">
            <text:p/>
          </table:table-cell>
          <table:table-cell table:style-name="ce6" table:formula="of:=[.F26]" office:value-type="float" office:value="6.71716267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214.25" calcext:value-type="float">
            <text:p>1214.25</text:p>
          </table:table-cell>
          <table:table-cell table:style-name="ce2" office:value-type="float" office:value="7.987884348" calcext:value-type="float">
            <text:p>7.987884348</text:p>
          </table:table-cell>
          <table:table-cell table:style-name="ce2" office:value-type="float" office:value="1245.76" calcext:value-type="float">
            <text:p>1245.76</text:p>
          </table:table-cell>
          <table:table-cell table:style-name="ce2" office:value-type="float" office:value="6.899207223" calcext:value-type="float">
            <text:p>6.899207223</text:p>
          </table:table-cell>
          <table:table-cell table:style-name="ce2" office:value-type="float" office:value="1043" calcext:value-type="float">
            <text:p>1043</text:p>
          </table:table-cell>
          <table:table-cell/>
          <table:table-cell table:style-name="ce6" table:formula="of:=100*([.C27]-[.G27])/[.G27]" office:value-type="float" office:value="16.4189837008629" calcext:value-type="float">
            <text:p/>
          </table:table-cell>
          <table:table-cell table:style-name="ce6" table:formula="of:=[.D27]" office:value-type="float" office:value="7.987884348" calcext:value-type="float">
            <text:p/>
          </table:table-cell>
          <table:table-cell table:style-name="ce5" table:formula="of:=100*(([.E27]-[.G27])/[.G27])" office:value-type="float" office:value="19.4400767018217" calcext:value-type="float">
            <text:p/>
          </table:table-cell>
          <table:table-cell table:style-name="ce6" table:formula="of:=[.F27]" office:value-type="float" office:value="6.899207223" calcext:value-type="float">
            <text:p/>
          </table:table-cell>
          <table:table-cell/>
          <table:table-cell table:style-name="ce9" table:formula="of:=[.A27]" office:value-type="string" office:string-value="phub_100_10_8.txt" calcext:value-type="string">
            <text:p>phub_100_10_8.txt</text:p>
          </table:table-cell>
          <table:table-cell table:style-name="ce12" table:formula="of:=AVERAGE([.I27:.I29])" office:value-type="float" office:value="17.0322786832854" calcext:value-type="float">
            <text:p/>
          </table:table-cell>
          <table:table-cell table:style-name="ce13" table:formula="of:=AVERAGE([.J27:.J29])" office:value-type="float" office:value="8.020679539" calcext:value-type="float">
            <text:p/>
          </table:table-cell>
          <table:table-cell table:style-name="ce12" table:formula="of:=AVERAGE([.K27:.K29])" office:value-type="float" office:value="18.3550655161393" calcext:value-type="float">
            <text:p/>
          </table:table-cell>
          <table:table-cell table:style-name="ce13" table:formula="of:=AVERAGE([.L27:.L29])" office:value-type="float" office:value="6.87253472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216.04" calcext:value-type="float">
            <text:p>1216.04</text:p>
          </table:table-cell>
          <table:table-cell table:style-name="ce2" office:value-type="float" office:value="8.039024097" calcext:value-type="float">
            <text:p>8.039024097</text:p>
          </table:table-cell>
          <table:table-cell table:style-name="ce2" office:value-type="float" office:value="1245.74" calcext:value-type="float">
            <text:p>1245.74</text:p>
          </table:table-cell>
          <table:table-cell table:style-name="ce2" office:value-type="float" office:value="6.8712126" calcext:value-type="float">
            <text:p>6.8712126</text:p>
          </table:table-cell>
          <table:table-cell table:style-name="ce2" office:value-type="float" office:value="1043" calcext:value-type="float">
            <text:p>1043</text:p>
          </table:table-cell>
          <table:table-cell/>
          <table:table-cell table:style-name="ce6" table:formula="of:=100*([.C28]-[.G28])/[.G28]" office:value-type="float" office:value="16.5906040268456" calcext:value-type="float">
            <text:p/>
          </table:table-cell>
          <table:table-cell table:style-name="ce6" table:formula="of:=[.D28]" office:value-type="float" office:value="8.039024097" calcext:value-type="float">
            <text:p/>
          </table:table-cell>
          <table:table-cell table:style-name="ce5" table:formula="of:=100*(([.E28]-[.G28])/[.G28])" office:value-type="float" office:value="19.43815915628" calcext:value-type="float">
            <text:p/>
          </table:table-cell>
          <table:table-cell table:style-name="ce6" table:formula="of:=[.F28]" office:value-type="float" office:value="6.8712126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231.65" calcext:value-type="float">
            <text:p>1231.65</text:p>
          </table:table-cell>
          <table:table-cell table:style-name="ce2" office:value-type="float" office:value="8.035130172" calcext:value-type="float">
            <text:p>8.035130172</text:p>
          </table:table-cell>
          <table:table-cell table:style-name="ce2" office:value-type="float" office:value="1211.83" calcext:value-type="float">
            <text:p>1211.83</text:p>
          </table:table-cell>
          <table:table-cell table:style-name="ce2" office:value-type="float" office:value="6.847184337" calcext:value-type="float">
            <text:p>6.847184337</text:p>
          </table:table-cell>
          <table:table-cell table:style-name="ce2" office:value-type="float" office:value="1043" calcext:value-type="float">
            <text:p>1043</text:p>
          </table:table-cell>
          <table:table-cell/>
          <table:table-cell table:style-name="ce6" table:formula="of:=100*([.C29]-[.G29])/[.G29]" office:value-type="float" office:value="18.0872483221477" calcext:value-type="float">
            <text:p/>
          </table:table-cell>
          <table:table-cell table:style-name="ce6" table:formula="of:=[.D29]" office:value-type="float" office:value="8.035130172" calcext:value-type="float">
            <text:p/>
          </table:table-cell>
          <table:table-cell table:style-name="ce5" table:formula="of:=100*(([.E29]-[.G29])/[.G29])" office:value-type="float" office:value="16.1869606903164" calcext:value-type="float">
            <text:p/>
          </table:table-cell>
          <table:table-cell table:style-name="ce6" table:formula="of:=[.F29]" office:value-type="float" office:value="6.847184337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24.15" calcext:value-type="float">
            <text:p>1124.15</text:p>
          </table:table-cell>
          <table:table-cell table:style-name="ce2" office:value-type="float" office:value="8.116084802" calcext:value-type="float">
            <text:p>8.116084802</text:p>
          </table:table-cell>
          <table:table-cell table:style-name="ce2" office:value-type="float" office:value="1159.9" calcext:value-type="float">
            <text:p>1159.9</text:p>
          </table:table-cell>
          <table:table-cell table:style-name="ce2" office:value-type="float" office:value="6.78745272" calcext:value-type="float">
            <text:p>6.78745272</text:p>
          </table:table-cell>
          <table:table-cell table:style-name="ce2" office:value-type="float" office:value="1031" calcext:value-type="float">
            <text:p>1031</text:p>
          </table:table-cell>
          <table:table-cell/>
          <table:table-cell table:style-name="ce6" table:formula="of:=100*([.C30]-[.G30])/[.G30]" office:value-type="float" office:value="9.03491755577111" calcext:value-type="float">
            <text:p/>
          </table:table-cell>
          <table:table-cell table:style-name="ce6" table:formula="of:=[.D30]" office:value-type="float" office:value="8.116084802" calcext:value-type="float">
            <text:p/>
          </table:table-cell>
          <table:table-cell table:style-name="ce5" table:formula="of:=100*(([.E30]-[.G30])/[.G30])" office:value-type="float" office:value="12.5024248302619" calcext:value-type="float">
            <text:p/>
          </table:table-cell>
          <table:table-cell table:style-name="ce6" table:formula="of:=[.F30]" office:value-type="float" office:value="6.78745272" calcext:value-type="float">
            <text:p/>
          </table:table-cell>
          <table:table-cell/>
          <table:table-cell table:style-name="ce9" table:formula="of:=[.A30]" office:value-type="string" office:string-value="phub_100_10_9.txt" calcext:value-type="string">
            <text:p>phub_100_10_9.txt</text:p>
          </table:table-cell>
          <table:table-cell table:style-name="ce12" table:formula="of:=AVERAGE([.I30:.I32])" office:value-type="float" office:value="11.0530229550598" calcext:value-type="float">
            <text:p/>
          </table:table-cell>
          <table:table-cell table:style-name="ce13" table:formula="of:=AVERAGE([.J30:.J32])" office:value-type="float" office:value="8.051762633" calcext:value-type="float">
            <text:p/>
          </table:table-cell>
          <table:table-cell table:style-name="ce12" table:formula="of:=AVERAGE([.K30:.K32])" office:value-type="float" office:value="14.556741028128" calcext:value-type="float">
            <text:p/>
          </table:table-cell>
          <table:table-cell table:style-name="ce13" table:formula="of:=AVERAGE([.L30:.L32])" office:value-type="float" office:value="6.85711532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30.7" calcext:value-type="float">
            <text:p>1130.7</text:p>
          </table:table-cell>
          <table:table-cell table:style-name="ce2" office:value-type="float" office:value="8.081193981" calcext:value-type="float">
            <text:p>8.081193981</text:p>
          </table:table-cell>
          <table:table-cell table:style-name="ce2" office:value-type="float" office:value="1211.53" calcext:value-type="float">
            <text:p>1211.53</text:p>
          </table:table-cell>
          <table:table-cell table:style-name="ce2" office:value-type="float" office:value="6.891747201" calcext:value-type="float">
            <text:p>6.891747201</text:p>
          </table:table-cell>
          <table:table-cell table:style-name="ce2" office:value-type="float" office:value="1031" calcext:value-type="float">
            <text:p>1031</text:p>
          </table:table-cell>
          <table:table-cell/>
          <table:table-cell table:style-name="ce6" table:formula="of:=100*([.C31]-[.G31])/[.G31]" office:value-type="float" office:value="9.6702230843841" calcext:value-type="float">
            <text:p/>
          </table:table-cell>
          <table:table-cell table:style-name="ce6" table:formula="of:=[.D31]" office:value-type="float" office:value="8.081193981" calcext:value-type="float">
            <text:p/>
          </table:table-cell>
          <table:table-cell table:style-name="ce5" table:formula="of:=100*(([.E31]-[.G31])/[.G31])" office:value-type="float" office:value="17.5101842870999" calcext:value-type="float">
            <text:p/>
          </table:table-cell>
          <table:table-cell table:style-name="ce6" table:formula="of:=[.F31]" office:value-type="float" office:value="6.89174720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100_10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1180.02" calcext:value-type="float">
            <text:p>1180.02</text:p>
          </table:table-cell>
          <table:table-cell table:style-name="ce2" office:value-type="float" office:value="7.958009116" calcext:value-type="float">
            <text:p>7.958009116</text:p>
          </table:table-cell>
          <table:table-cell table:style-name="ce2" office:value-type="float" office:value="1171.81" calcext:value-type="float">
            <text:p>1171.81</text:p>
          </table:table-cell>
          <table:table-cell table:style-name="ce2" office:value-type="float" office:value="6.89214606" calcext:value-type="float">
            <text:p>6.89214606</text:p>
          </table:table-cell>
          <table:table-cell table:style-name="ce2" office:value-type="float" office:value="1031" calcext:value-type="float">
            <text:p>1031</text:p>
          </table:table-cell>
          <table:table-cell/>
          <table:table-cell table:style-name="ce6" table:formula="of:=100*([.C32]-[.G32])/[.G32]" office:value-type="float" office:value="14.4539282250242" calcext:value-type="float">
            <text:p/>
          </table:table-cell>
          <table:table-cell table:style-name="ce6" table:formula="of:=[.D32]" office:value-type="float" office:value="7.958009116" calcext:value-type="float">
            <text:p/>
          </table:table-cell>
          <table:table-cell table:style-name="ce5" table:formula="of:=100*(([.E32]-[.G32])/[.G32])" office:value-type="float" office:value="13.6576139670223" calcext:value-type="float">
            <text:p/>
          </table:table-cell>
          <table:table-cell table:style-name="ce6" table:formula="of:=[.F32]" office:value-type="float" office:value="6.89214606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69.889" calcext:value-type="float">
            <text:p>869.889</text:p>
          </table:table-cell>
          <table:table-cell table:style-name="ce2" office:value-type="float" office:value="0.968623801" calcext:value-type="float">
            <text:p>0.968623801</text:p>
          </table:table-cell>
          <table:table-cell table:style-name="ce2" office:value-type="float" office:value="966.659" calcext:value-type="float">
            <text:p>966.659</text:p>
          </table:table-cell>
          <table:table-cell table:style-name="ce2" office:value-type="float" office:value="1.361296567" calcext:value-type="float">
            <text:p>1.361296567</text:p>
          </table:table-cell>
          <table:table-cell table:style-name="ce2" office:value-type="float" office:value="829" calcext:value-type="float">
            <text:p>829</text:p>
          </table:table-cell>
          <table:table-cell/>
          <table:table-cell table:style-name="ce6" table:formula="of:=100*([.C33]-[.G33])/[.G33]" office:value-type="float" office:value="4.93232810615199" calcext:value-type="float">
            <text:p/>
          </table:table-cell>
          <table:table-cell table:style-name="ce6" table:formula="of:=[.D33]" office:value-type="float" office:value="0.968623801" calcext:value-type="float">
            <text:p/>
          </table:table-cell>
          <table:table-cell table:style-name="ce5" table:formula="of:=100*(([.E33]-[.G33])/[.G33])" office:value-type="float" office:value="16.6054282267792" calcext:value-type="float">
            <text:p/>
          </table:table-cell>
          <table:table-cell table:style-name="ce6" table:formula="of:=[.F33]" office:value-type="float" office:value="1.361296567" calcext:value-type="float">
            <text:p/>
          </table:table-cell>
          <table:table-cell/>
          <table:table-cell table:style-name="ce9" table:formula="of:=[.A33]" office:value-type="string" office:string-value="phub_50_5_10.txt" calcext:value-type="string">
            <text:p>phub_50_5_10.txt</text:p>
          </table:table-cell>
          <table:table-cell table:style-name="ce12" table:formula="of:=AVERAGE([.I33:.I35])" office:value-type="float" office:value="9.51487736228388" calcext:value-type="float">
            <text:p/>
          </table:table-cell>
          <table:table-cell table:style-name="ce13" table:formula="of:=AVERAGE([.J33:.J35])" office:value-type="float" office:value="0.971692046333333" calcext:value-type="float">
            <text:p/>
          </table:table-cell>
          <table:table-cell table:style-name="ce12" table:formula="of:=AVERAGE([.K33:.K35])" office:value-type="float" office:value="18.0738640932851" calcext:value-type="float">
            <text:p/>
          </table:table-cell>
          <table:table-cell table:style-name="ce13" table:formula="of:=AVERAGE([.L33:.L35])" office:value-type="float" office:value="1.36692675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918.95" calcext:value-type="float">
            <text:p>918.95</text:p>
          </table:table-cell>
          <table:table-cell table:style-name="ce2" office:value-type="float" office:value="0.974625683" calcext:value-type="float">
            <text:p>0.974625683</text:p>
          </table:table-cell>
          <table:table-cell table:style-name="ce2" office:value-type="float" office:value="995.387" calcext:value-type="float">
            <text:p>995.387</text:p>
          </table:table-cell>
          <table:table-cell table:style-name="ce2" office:value-type="float" office:value="1.35625012" calcext:value-type="float">
            <text:p>1.35625012</text:p>
          </table:table-cell>
          <table:table-cell table:style-name="ce2" office:value-type="float" office:value="829" calcext:value-type="float">
            <text:p>829</text:p>
          </table:table-cell>
          <table:table-cell/>
          <table:table-cell table:style-name="ce6" table:formula="of:=100*([.C34]-[.G34])/[.G34]" office:value-type="float" office:value="10.8504221954162" calcext:value-type="float">
            <text:p/>
          </table:table-cell>
          <table:table-cell table:style-name="ce6" table:formula="of:=[.D34]" office:value-type="float" office:value="0.974625683" calcext:value-type="float">
            <text:p/>
          </table:table-cell>
          <table:table-cell table:style-name="ce5" table:formula="of:=100*(([.E34]-[.G34])/[.G34])" office:value-type="float" office:value="20.0708082026538" calcext:value-type="float">
            <text:p/>
          </table:table-cell>
          <table:table-cell table:style-name="ce6" table:formula="of:=[.F34]" office:value-type="float" office:value="1.35625012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0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934.796" calcext:value-type="float">
            <text:p>934.796</text:p>
          </table:table-cell>
          <table:table-cell table:style-name="ce2" office:value-type="float" office:value="0.971826655" calcext:value-type="float">
            <text:p>0.971826655</text:p>
          </table:table-cell>
          <table:table-cell table:style-name="ce2" office:value-type="float" office:value="974.451" calcext:value-type="float">
            <text:p>974.451</text:p>
          </table:table-cell>
          <table:table-cell table:style-name="ce2" office:value-type="float" office:value="1.383233584" calcext:value-type="float">
            <text:p>1.383233584</text:p>
          </table:table-cell>
          <table:table-cell table:style-name="ce2" office:value-type="float" office:value="829" calcext:value-type="float">
            <text:p>829</text:p>
          </table:table-cell>
          <table:table-cell/>
          <table:table-cell table:style-name="ce6" table:formula="of:=100*([.C35]-[.G35])/[.G35]" office:value-type="float" office:value="12.7618817852835" calcext:value-type="float">
            <text:p/>
          </table:table-cell>
          <table:table-cell table:style-name="ce6" table:formula="of:=[.D35]" office:value-type="float" office:value="0.971826655" calcext:value-type="float">
            <text:p/>
          </table:table-cell>
          <table:table-cell table:style-name="ce5" table:formula="of:=100*(([.E35]-[.G35])/[.G35])" office:value-type="float" office:value="17.5453558504222" calcext:value-type="float">
            <text:p/>
          </table:table-cell>
          <table:table-cell table:style-name="ce6" table:formula="of:=[.F35]" office:value-type="float" office:value="1.38323358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28.442" calcext:value-type="float">
            <text:p>728.442</text:p>
          </table:table-cell>
          <table:table-cell table:style-name="ce2" office:value-type="float" office:value="0.988096531" calcext:value-type="float">
            <text:p>0.988096531</text:p>
          </table:table-cell>
          <table:table-cell table:style-name="ce2" office:value-type="float" office:value="918.356" calcext:value-type="float">
            <text:p>918.356</text:p>
          </table:table-cell>
          <table:table-cell table:style-name="ce2" office:value-type="float" office:value="1.368216868" calcext:value-type="float">
            <text:p>1.368216868</text:p>
          </table:table-cell>
          <table:table-cell table:style-name="ce2" office:value-type="float" office:value="713" calcext:value-type="float">
            <text:p>713</text:p>
          </table:table-cell>
          <table:table-cell/>
          <table:table-cell table:style-name="ce6" table:formula="of:=100*([.C36]-[.G36])/[.G36]" office:value-type="float" office:value="2.16577840112202" calcext:value-type="float">
            <text:p/>
          </table:table-cell>
          <table:table-cell table:style-name="ce6" table:formula="of:=[.D36]" office:value-type="float" office:value="0.988096531" calcext:value-type="float">
            <text:p/>
          </table:table-cell>
          <table:table-cell table:style-name="ce5" table:formula="of:=100*(([.E36]-[.G36])/[.G36])" office:value-type="float" office:value="28.801683029453" calcext:value-type="float">
            <text:p/>
          </table:table-cell>
          <table:table-cell table:style-name="ce6" table:formula="of:=[.F36]" office:value-type="float" office:value="1.368216868" calcext:value-type="float">
            <text:p/>
          </table:table-cell>
          <table:table-cell/>
          <table:table-cell table:style-name="ce9" table:formula="of:=[.A36]" office:value-type="string" office:string-value="phub_50_5_1.txt" calcext:value-type="string">
            <text:p>phub_50_5_1.txt</text:p>
          </table:table-cell>
          <table:table-cell table:style-name="ce12" table:formula="of:=AVERAGE([.I36:.I38])" office:value-type="float" office:value="7.86517064048621" calcext:value-type="float">
            <text:p/>
          </table:table-cell>
          <table:table-cell table:style-name="ce13" table:formula="of:=AVERAGE([.J36:.J38])" office:value-type="float" office:value="0.975173961666667" calcext:value-type="float">
            <text:p/>
          </table:table-cell>
          <table:table-cell table:style-name="ce12" table:formula="of:=AVERAGE([.K36:.K38])" office:value-type="float" office:value="18.8678354371202" calcext:value-type="float">
            <text:p/>
          </table:table-cell>
          <table:table-cell table:style-name="ce13" table:formula="of:=AVERAGE([.L36:.L38])" office:value-type="float" office:value="1.381951343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61.829" calcext:value-type="float">
            <text:p>761.829</text:p>
          </table:table-cell>
          <table:table-cell table:style-name="ce2" office:value-type="float" office:value="0.967887327" calcext:value-type="float">
            <text:p>0.967887327</text:p>
          </table:table-cell>
          <table:table-cell table:style-name="ce2" office:value-type="float" office:value="790.301" calcext:value-type="float">
            <text:p>790.301</text:p>
          </table:table-cell>
          <table:table-cell table:style-name="ce2" office:value-type="float" office:value="1.375205398" calcext:value-type="float">
            <text:p>1.375205398</text:p>
          </table:table-cell>
          <table:table-cell table:style-name="ce2" office:value-type="float" office:value="713" calcext:value-type="float">
            <text:p>713</text:p>
          </table:table-cell>
          <table:table-cell/>
          <table:table-cell table:style-name="ce6" table:formula="of:=100*([.C37]-[.G37])/[.G37]" office:value-type="float" office:value="6.84838709677419" calcext:value-type="float">
            <text:p/>
          </table:table-cell>
          <table:table-cell table:style-name="ce6" table:formula="of:=[.D37]" office:value-type="float" office:value="0.967887327" calcext:value-type="float">
            <text:p/>
          </table:table-cell>
          <table:table-cell table:style-name="ce5" table:formula="of:=100*(([.E37]-[.G37])/[.G37])" office:value-type="float" office:value="10.8416549789621" calcext:value-type="float">
            <text:p/>
          </table:table-cell>
          <table:table-cell table:style-name="ce6" table:formula="of:=[.F37]" office:value-type="float" office:value="1.375205398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1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16.965" calcext:value-type="float">
            <text:p>816.965</text:p>
          </table:table-cell>
          <table:table-cell table:style-name="ce2" office:value-type="float" office:value="0.969538027" calcext:value-type="float">
            <text:p>0.969538027</text:p>
          </table:table-cell>
          <table:table-cell table:style-name="ce2" office:value-type="float" office:value="833.926" calcext:value-type="float">
            <text:p>833.926</text:p>
          </table:table-cell>
          <table:table-cell table:style-name="ce2" office:value-type="float" office:value="1.402431763" calcext:value-type="float">
            <text:p>1.402431763</text:p>
          </table:table-cell>
          <table:table-cell table:style-name="ce2" office:value-type="float" office:value="713" calcext:value-type="float">
            <text:p>713</text:p>
          </table:table-cell>
          <table:table-cell/>
          <table:table-cell table:style-name="ce6" table:formula="of:=100*([.C38]-[.G38])/[.G38]" office:value-type="float" office:value="14.5813464235624" calcext:value-type="float">
            <text:p/>
          </table:table-cell>
          <table:table-cell table:style-name="ce6" table:formula="of:=[.D38]" office:value-type="float" office:value="0.969538027" calcext:value-type="float">
            <text:p/>
          </table:table-cell>
          <table:table-cell table:style-name="ce5" table:formula="of:=100*(([.E38]-[.G38])/[.G38])" office:value-type="float" office:value="16.9601683029453" calcext:value-type="float">
            <text:p/>
          </table:table-cell>
          <table:table-cell table:style-name="ce6" table:formula="of:=[.F38]" office:value-type="float" office:value="1.40243176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58.23" calcext:value-type="float">
            <text:p>758.23</text:p>
          </table:table-cell>
          <table:table-cell table:style-name="ce2" office:value-type="float" office:value="0.977926801" calcext:value-type="float">
            <text:p>0.977926801</text:p>
          </table:table-cell>
          <table:table-cell table:style-name="ce2" office:value-type="float" office:value="815.203" calcext:value-type="float">
            <text:p>815.203</text:p>
          </table:table-cell>
          <table:table-cell table:style-name="ce2" office:value-type="float" office:value="1.388312791" calcext:value-type="float">
            <text:p>1.388312791</text:p>
          </table:table-cell>
          <table:table-cell table:style-name="ce2" office:value-type="float" office:value="740" calcext:value-type="float">
            <text:p>740</text:p>
          </table:table-cell>
          <table:table-cell/>
          <table:table-cell table:style-name="ce6" table:formula="of:=100*([.C39]-[.G39])/[.G39]" office:value-type="float" office:value="2.46351351351352" calcext:value-type="float">
            <text:p/>
          </table:table-cell>
          <table:table-cell table:style-name="ce6" table:formula="of:=[.D39]" office:value-type="float" office:value="0.977926801" calcext:value-type="float">
            <text:p/>
          </table:table-cell>
          <table:table-cell table:style-name="ce5" table:formula="of:=100*(([.E39]-[.G39])/[.G39])" office:value-type="float" office:value="10.1625675675676" calcext:value-type="float">
            <text:p/>
          </table:table-cell>
          <table:table-cell table:style-name="ce6" table:formula="of:=[.F39]" office:value-type="float" office:value="1.388312791" calcext:value-type="float">
            <text:p/>
          </table:table-cell>
          <table:table-cell/>
          <table:table-cell table:style-name="ce9" table:formula="of:=[.A39]" office:value-type="string" office:string-value="phub_50_5_2.txt" calcext:value-type="string">
            <text:p>phub_50_5_2.txt</text:p>
          </table:table-cell>
          <table:table-cell table:style-name="ce12" table:formula="of:=AVERAGE([.I39:.I41])" office:value-type="float" office:value="5.5927027027027" calcext:value-type="float">
            <text:p/>
          </table:table-cell>
          <table:table-cell table:style-name="ce13" table:formula="of:=AVERAGE([.J39:.J41])" office:value-type="float" office:value="0.979343904" calcext:value-type="float">
            <text:p/>
          </table:table-cell>
          <table:table-cell table:style-name="ce12" table:formula="of:=AVERAGE([.K39:.K41])" office:value-type="float" office:value="9.48364864864864" calcext:value-type="float">
            <text:p/>
          </table:table-cell>
          <table:table-cell table:style-name="ce13" table:formula="of:=AVERAGE([.L39:.L41])" office:value-type="float" office:value="1.367194392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58.23" calcext:value-type="float">
            <text:p>758.23</text:p>
          </table:table-cell>
          <table:table-cell table:style-name="ce2" office:value-type="float" office:value="0.988686061" calcext:value-type="float">
            <text:p>0.988686061</text:p>
          </table:table-cell>
          <table:table-cell table:style-name="ce2" office:value-type="float" office:value="799.082" calcext:value-type="float">
            <text:p>799.082</text:p>
          </table:table-cell>
          <table:table-cell table:style-name="ce2" office:value-type="float" office:value="1.358247441" calcext:value-type="float">
            <text:p>1.358247441</text:p>
          </table:table-cell>
          <table:table-cell table:style-name="ce2" office:value-type="float" office:value="740" calcext:value-type="float">
            <text:p>740</text:p>
          </table:table-cell>
          <table:table-cell/>
          <table:table-cell table:style-name="ce6" table:formula="of:=100*([.C40]-[.G40])/[.G40]" office:value-type="float" office:value="2.46351351351352" calcext:value-type="float">
            <text:p/>
          </table:table-cell>
          <table:table-cell table:style-name="ce6" table:formula="of:=[.D40]" office:value-type="float" office:value="0.988686061" calcext:value-type="float">
            <text:p/>
          </table:table-cell>
          <table:table-cell table:style-name="ce5" table:formula="of:=100*(([.E40]-[.G40])/[.G40])" office:value-type="float" office:value="7.98405405405405" calcext:value-type="float">
            <text:p/>
          </table:table-cell>
          <table:table-cell table:style-name="ce6" table:formula="of:=[.F40]" office:value-type="float" office:value="1.35824744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2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27.698" calcext:value-type="float">
            <text:p>827.698</text:p>
          </table:table-cell>
          <table:table-cell table:style-name="ce2" office:value-type="float" office:value="0.97141885" calcext:value-type="float">
            <text:p>0.97141885</text:p>
          </table:table-cell>
          <table:table-cell table:style-name="ce2" office:value-type="float" office:value="816.252" calcext:value-type="float">
            <text:p>816.252</text:p>
          </table:table-cell>
          <table:table-cell table:style-name="ce2" office:value-type="float" office:value="1.355022944" calcext:value-type="float">
            <text:p>1.355022944</text:p>
          </table:table-cell>
          <table:table-cell table:style-name="ce2" office:value-type="float" office:value="740" calcext:value-type="float">
            <text:p>740</text:p>
          </table:table-cell>
          <table:table-cell/>
          <table:table-cell table:style-name="ce6" table:formula="of:=100*([.C41]-[.G41])/[.G41]" office:value-type="float" office:value="11.8510810810811" calcext:value-type="float">
            <text:p/>
          </table:table-cell>
          <table:table-cell table:style-name="ce6" table:formula="of:=[.D41]" office:value-type="float" office:value="0.97141885" calcext:value-type="float">
            <text:p/>
          </table:table-cell>
          <table:table-cell table:style-name="ce5" table:formula="of:=100*(([.E41]-[.G41])/[.G41])" office:value-type="float" office:value="10.3043243243243" calcext:value-type="float">
            <text:p/>
          </table:table-cell>
          <table:table-cell table:style-name="ce6" table:formula="of:=[.F41]" office:value-type="float" office:value="1.35502294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73.407" calcext:value-type="float">
            <text:p>773.407</text:p>
          </table:table-cell>
          <table:table-cell table:style-name="ce2" office:value-type="float" office:value="0.984928394" calcext:value-type="float">
            <text:p>0.984928394</text:p>
          </table:table-cell>
          <table:table-cell table:style-name="ce2" office:value-type="float" office:value="940.472" calcext:value-type="float">
            <text:p>940.472</text:p>
          </table:table-cell>
          <table:table-cell table:style-name="ce2" office:value-type="float" office:value="1.374203658" calcext:value-type="float">
            <text:p>1.374203658</text:p>
          </table:table-cell>
          <table:table-cell table:style-name="ce2" office:value-type="float" office:value="751" calcext:value-type="float">
            <text:p>751</text:p>
          </table:table-cell>
          <table:table-cell/>
          <table:table-cell table:style-name="ce6" table:formula="of:=100*([.C42]-[.G42])/[.G42]" office:value-type="float" office:value="2.98362183754994" calcext:value-type="float">
            <text:p/>
          </table:table-cell>
          <table:table-cell table:style-name="ce6" table:formula="of:=[.D42]" office:value-type="float" office:value="0.984928394" calcext:value-type="float">
            <text:p/>
          </table:table-cell>
          <table:table-cell table:style-name="ce5" table:formula="of:=100*(([.E42]-[.G42])/[.G42])" office:value-type="float" office:value="25.2292942743009" calcext:value-type="float">
            <text:p/>
          </table:table-cell>
          <table:table-cell table:style-name="ce6" table:formula="of:=[.F42]" office:value-type="float" office:value="1.374203658" calcext:value-type="float">
            <text:p/>
          </table:table-cell>
          <table:table-cell/>
          <table:table-cell table:style-name="ce9" table:formula="of:=[.A42]" office:value-type="string" office:string-value="phub_50_5_3.txt" calcext:value-type="string">
            <text:p>phub_50_5_3.txt</text:p>
          </table:table-cell>
          <table:table-cell table:style-name="ce12" table:formula="of:=AVERAGE([.I42:.I44])" office:value-type="float" office:value="11.4190412782956" calcext:value-type="float">
            <text:p/>
          </table:table-cell>
          <table:table-cell table:style-name="ce13" table:formula="of:=AVERAGE([.J42:.J44])" office:value-type="float" office:value="0.987932614" calcext:value-type="float">
            <text:p/>
          </table:table-cell>
          <table:table-cell table:style-name="ce12" table:formula="of:=AVERAGE([.K42:.K44])" office:value-type="float" office:value="24.8276964047936" calcext:value-type="float">
            <text:p/>
          </table:table-cell>
          <table:table-cell table:style-name="ce13" table:formula="of:=AVERAGE([.L42:.L44])" office:value-type="float" office:value="1.3654258926666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63.561" calcext:value-type="float">
            <text:p>863.561</text:p>
          </table:table-cell>
          <table:table-cell table:style-name="ce2" office:value-type="float" office:value="0.999971857" calcext:value-type="float">
            <text:p>0.999971857</text:p>
          </table:table-cell>
          <table:table-cell table:style-name="ce2" office:value-type="float" office:value="992.392" calcext:value-type="float">
            <text:p>992.392</text:p>
          </table:table-cell>
          <table:table-cell table:style-name="ce2" office:value-type="float" office:value="1.356841746" calcext:value-type="float">
            <text:p>1.356841746</text:p>
          </table:table-cell>
          <table:table-cell table:style-name="ce2" office:value-type="float" office:value="751" calcext:value-type="float">
            <text:p>751</text:p>
          </table:table-cell>
          <table:table-cell/>
          <table:table-cell table:style-name="ce6" table:formula="of:=100*([.C43]-[.G43])/[.G43]" office:value-type="float" office:value="14.9881491344874" calcext:value-type="float">
            <text:p/>
          </table:table-cell>
          <table:table-cell table:style-name="ce6" table:formula="of:=[.D43]" office:value-type="float" office:value="0.999971857" calcext:value-type="float">
            <text:p/>
          </table:table-cell>
          <table:table-cell table:style-name="ce5" table:formula="of:=100*(([.E43]-[.G43])/[.G43])" office:value-type="float" office:value="32.1427430093209" calcext:value-type="float">
            <text:p/>
          </table:table-cell>
          <table:table-cell table:style-name="ce6" table:formula="of:=[.F43]" office:value-type="float" office:value="1.356841746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3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73.303" calcext:value-type="float">
            <text:p>873.303</text:p>
          </table:table-cell>
          <table:table-cell table:style-name="ce2" office:value-type="float" office:value="0.978897591" calcext:value-type="float">
            <text:p>0.978897591</text:p>
          </table:table-cell>
          <table:table-cell table:style-name="ce2" office:value-type="float" office:value="879.504" calcext:value-type="float">
            <text:p>879.504</text:p>
          </table:table-cell>
          <table:table-cell table:style-name="ce2" office:value-type="float" office:value="1.365232274" calcext:value-type="float">
            <text:p>1.365232274</text:p>
          </table:table-cell>
          <table:table-cell table:style-name="ce2" office:value-type="float" office:value="751" calcext:value-type="float">
            <text:p>751</text:p>
          </table:table-cell>
          <table:table-cell/>
          <table:table-cell table:style-name="ce6" table:formula="of:=100*([.C44]-[.G44])/[.G44]" office:value-type="float" office:value="16.2853528628495" calcext:value-type="float">
            <text:p/>
          </table:table-cell>
          <table:table-cell table:style-name="ce6" table:formula="of:=[.D44]" office:value-type="float" office:value="0.978897591" calcext:value-type="float">
            <text:p/>
          </table:table-cell>
          <table:table-cell table:style-name="ce5" table:formula="of:=100*(([.E44]-[.G44])/[.G44])" office:value-type="float" office:value="17.111051930759" calcext:value-type="float">
            <text:p/>
          </table:table-cell>
          <table:table-cell table:style-name="ce6" table:formula="of:=[.F44]" office:value-type="float" office:value="1.365232274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668.395" calcext:value-type="float">
            <text:p>668.395</text:p>
          </table:table-cell>
          <table:table-cell table:style-name="ce2" office:value-type="float" office:value="0.976929749" calcext:value-type="float">
            <text:p>0.976929749</text:p>
          </table:table-cell>
          <table:table-cell table:style-name="ce2" office:value-type="float" office:value="701.069" calcext:value-type="float">
            <text:p>701.069</text:p>
          </table:table-cell>
          <table:table-cell table:style-name="ce2" office:value-type="float" office:value="1.334678937" calcext:value-type="float">
            <text:p>1.334678937</text:p>
          </table:table-cell>
          <table:table-cell table:style-name="ce2" office:value-type="float" office:value="651" calcext:value-type="float">
            <text:p>651</text:p>
          </table:table-cell>
          <table:table-cell/>
          <table:table-cell table:style-name="ce6" table:formula="of:=100*([.C45]-[.G45])/[.G45]" office:value-type="float" office:value="2.67204301075269" calcext:value-type="float">
            <text:p/>
          </table:table-cell>
          <table:table-cell table:style-name="ce6" table:formula="of:=[.D45]" office:value-type="float" office:value="0.976929749" calcext:value-type="float">
            <text:p/>
          </table:table-cell>
          <table:table-cell table:style-name="ce5" table:formula="of:=100*(([.E45]-[.G45])/[.G45])" office:value-type="float" office:value="7.6910906298003" calcext:value-type="float">
            <text:p/>
          </table:table-cell>
          <table:table-cell table:style-name="ce6" table:formula="of:=[.F45]" office:value-type="float" office:value="1.334678937" calcext:value-type="float">
            <text:p/>
          </table:table-cell>
          <table:table-cell/>
          <table:table-cell table:style-name="ce9" table:formula="of:=[.A45]" office:value-type="string" office:string-value="phub_50_5_4.txt" calcext:value-type="string">
            <text:p>phub_50_5_4.txt</text:p>
          </table:table-cell>
          <table:table-cell table:style-name="ce12" table:formula="of:=AVERAGE([.I45:.I47])" office:value-type="float" office:value="2.68709677419355" calcext:value-type="float">
            <text:p/>
          </table:table-cell>
          <table:table-cell table:style-name="ce13" table:formula="of:=AVERAGE([.J45:.J47])" office:value-type="float" office:value="0.963741246666667" calcext:value-type="float">
            <text:p/>
          </table:table-cell>
          <table:table-cell table:style-name="ce12" table:formula="of:=AVERAGE([.K45:.K47])" office:value-type="float" office:value="8.75801331285202" calcext:value-type="float">
            <text:p/>
          </table:table-cell>
          <table:table-cell table:style-name="ce13" table:formula="of:=AVERAGE([.L45:.L47])" office:value-type="float" office:value="1.34840654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668.542" calcext:value-type="float">
            <text:p>668.542</text:p>
          </table:table-cell>
          <table:table-cell table:style-name="ce2" office:value-type="float" office:value="0.954388266" calcext:value-type="float">
            <text:p>0.954388266</text:p>
          </table:table-cell>
          <table:table-cell table:style-name="ce2" office:value-type="float" office:value="706.16" calcext:value-type="float">
            <text:p>706.16</text:p>
          </table:table-cell>
          <table:table-cell table:style-name="ce2" office:value-type="float" office:value="1.341261131" calcext:value-type="float">
            <text:p>1.341261131</text:p>
          </table:table-cell>
          <table:table-cell table:style-name="ce2" office:value-type="float" office:value="651" calcext:value-type="float">
            <text:p>651</text:p>
          </table:table-cell>
          <table:table-cell/>
          <table:table-cell table:style-name="ce6" table:formula="of:=100*([.C46]-[.G46])/[.G46]" office:value-type="float" office:value="2.69462365591398" calcext:value-type="float">
            <text:p/>
          </table:table-cell>
          <table:table-cell table:style-name="ce6" table:formula="of:=[.D46]" office:value-type="float" office:value="0.954388266" calcext:value-type="float">
            <text:p/>
          </table:table-cell>
          <table:table-cell table:style-name="ce5" table:formula="of:=100*(([.E46]-[.G46])/[.G46])" office:value-type="float" office:value="8.47311827956989" calcext:value-type="float">
            <text:p/>
          </table:table-cell>
          <table:table-cell table:style-name="ce6" table:formula="of:=[.F46]" office:value-type="float" office:value="1.34126113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4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668.542" calcext:value-type="float">
            <text:p>668.542</text:p>
          </table:table-cell>
          <table:table-cell table:style-name="ce2" office:value-type="float" office:value="0.959905725" calcext:value-type="float">
            <text:p>0.959905725</text:p>
          </table:table-cell>
          <table:table-cell table:style-name="ce2" office:value-type="float" office:value="716.815" calcext:value-type="float">
            <text:p>716.815</text:p>
          </table:table-cell>
          <table:table-cell table:style-name="ce2" office:value-type="float" office:value="1.369279573" calcext:value-type="float">
            <text:p>1.369279573</text:p>
          </table:table-cell>
          <table:table-cell table:style-name="ce2" office:value-type="float" office:value="651" calcext:value-type="float">
            <text:p>651</text:p>
          </table:table-cell>
          <table:table-cell/>
          <table:table-cell table:style-name="ce6" table:formula="of:=100*([.C47]-[.G47])/[.G47]" office:value-type="float" office:value="2.69462365591398" calcext:value-type="float">
            <text:p/>
          </table:table-cell>
          <table:table-cell table:style-name="ce6" table:formula="of:=[.D47]" office:value-type="float" office:value="0.959905725" calcext:value-type="float">
            <text:p/>
          </table:table-cell>
          <table:table-cell table:style-name="ce5" table:formula="of:=100*(([.E47]-[.G47])/[.G47])" office:value-type="float" office:value="10.1098310291859" calcext:value-type="float">
            <text:p/>
          </table:table-cell>
          <table:table-cell table:style-name="ce6" table:formula="of:=[.F47]" office:value-type="float" office:value="1.36927957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683.231" calcext:value-type="float">
            <text:p>683.231</text:p>
          </table:table-cell>
          <table:table-cell table:style-name="ce2" office:value-type="float" office:value="0.952138958" calcext:value-type="float">
            <text:p>0.952138958</text:p>
          </table:table-cell>
          <table:table-cell table:style-name="ce2" office:value-type="float" office:value="874.607" calcext:value-type="float">
            <text:p>874.607</text:p>
          </table:table-cell>
          <table:table-cell table:style-name="ce2" office:value-type="float" office:value="1.350008823" calcext:value-type="float">
            <text:p>1.350008823</text:p>
          </table:table-cell>
          <table:table-cell table:style-name="ce2" office:value-type="float" office:value="664" calcext:value-type="float">
            <text:p>664</text:p>
          </table:table-cell>
          <table:table-cell/>
          <table:table-cell table:style-name="ce6" table:formula="of:=100*([.C48]-[.G48])/[.G48]" office:value-type="float" office:value="2.89623493975904" calcext:value-type="float">
            <text:p/>
          </table:table-cell>
          <table:table-cell table:style-name="ce6" table:formula="of:=[.D48]" office:value-type="float" office:value="0.952138958" calcext:value-type="float">
            <text:p/>
          </table:table-cell>
          <table:table-cell table:style-name="ce5" table:formula="of:=100*(([.E48]-[.G48])/[.G48])" office:value-type="float" office:value="31.717921686747" calcext:value-type="float">
            <text:p/>
          </table:table-cell>
          <table:table-cell table:style-name="ce6" table:formula="of:=[.F48]" office:value-type="float" office:value="1.350008823" calcext:value-type="float">
            <text:p/>
          </table:table-cell>
          <table:table-cell/>
          <table:table-cell table:style-name="ce9" table:formula="of:=[.A48]" office:value-type="string" office:string-value="phub_50_5_5.txt" calcext:value-type="string">
            <text:p>phub_50_5_5.txt</text:p>
          </table:table-cell>
          <table:table-cell table:style-name="ce12" table:formula="of:=AVERAGE([.I48:.I50])" office:value-type="float" office:value="13.1998493975904" calcext:value-type="float">
            <text:p/>
          </table:table-cell>
          <table:table-cell table:style-name="ce13" table:formula="of:=AVERAGE([.J48:.J50])" office:value-type="float" office:value="0.969510040333333" calcext:value-type="float">
            <text:p/>
          </table:table-cell>
          <table:table-cell table:style-name="ce12" table:formula="of:=AVERAGE([.K48:.K50])" office:value-type="float" office:value="23.868172690763" calcext:value-type="float">
            <text:p/>
          </table:table-cell>
          <table:table-cell table:style-name="ce13" table:formula="of:=AVERAGE([.L48:.L50])" office:value-type="float" office:value="1.36547934366667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08.372" calcext:value-type="float">
            <text:p>708.372</text:p>
          </table:table-cell>
          <table:table-cell table:style-name="ce2" office:value-type="float" office:value="0.978228579" calcext:value-type="float">
            <text:p>0.978228579</text:p>
          </table:table-cell>
          <table:table-cell table:style-name="ce2" office:value-type="float" office:value="781.759" calcext:value-type="float">
            <text:p>781.759</text:p>
          </table:table-cell>
          <table:table-cell table:style-name="ce2" office:value-type="float" office:value="1.380706587" calcext:value-type="float">
            <text:p>1.380706587</text:p>
          </table:table-cell>
          <table:table-cell table:style-name="ce2" office:value-type="float" office:value="664" calcext:value-type="float">
            <text:p>664</text:p>
          </table:table-cell>
          <table:table-cell/>
          <table:table-cell table:style-name="ce6" table:formula="of:=100*([.C49]-[.G49])/[.G49]" office:value-type="float" office:value="6.68253012048192" calcext:value-type="float">
            <text:p/>
          </table:table-cell>
          <table:table-cell table:style-name="ce6" table:formula="of:=[.D49]" office:value-type="float" office:value="0.978228579" calcext:value-type="float">
            <text:p/>
          </table:table-cell>
          <table:table-cell table:style-name="ce5" table:formula="of:=100*(([.E49]-[.G49])/[.G49])" office:value-type="float" office:value="17.7347891566265" calcext:value-type="float">
            <text:p/>
          </table:table-cell>
          <table:table-cell table:style-name="ce6" table:formula="of:=[.F49]" office:value-type="float" office:value="1.380706587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5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63.338" calcext:value-type="float">
            <text:p>863.338</text:p>
          </table:table-cell>
          <table:table-cell table:style-name="ce2" office:value-type="float" office:value="0.978162584" calcext:value-type="float">
            <text:p>0.978162584</text:p>
          </table:table-cell>
          <table:table-cell table:style-name="ce2" office:value-type="float" office:value="811.088" calcext:value-type="float">
            <text:p>811.088</text:p>
          </table:table-cell>
          <table:table-cell table:style-name="ce2" office:value-type="float" office:value="1.365722621" calcext:value-type="float">
            <text:p>1.365722621</text:p>
          </table:table-cell>
          <table:table-cell table:style-name="ce2" office:value-type="float" office:value="664" calcext:value-type="float">
            <text:p>664</text:p>
          </table:table-cell>
          <table:table-cell/>
          <table:table-cell table:style-name="ce6" table:formula="of:=100*([.C50]-[.G50])/[.G50]" office:value-type="float" office:value="30.0207831325301" calcext:value-type="float">
            <text:p/>
          </table:table-cell>
          <table:table-cell table:style-name="ce6" table:formula="of:=[.D50]" office:value-type="float" office:value="0.978162584" calcext:value-type="float">
            <text:p/>
          </table:table-cell>
          <table:table-cell table:style-name="ce5" table:formula="of:=100*(([.E50]-[.G50])/[.G50])" office:value-type="float" office:value="22.1518072289157" calcext:value-type="float">
            <text:p/>
          </table:table-cell>
          <table:table-cell table:style-name="ce6" table:formula="of:=[.F50]" office:value-type="float" office:value="1.36572262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18.009" calcext:value-type="float">
            <text:p>818.009</text:p>
          </table:table-cell>
          <table:table-cell table:style-name="ce2" office:value-type="float" office:value="0.979840664" calcext:value-type="float">
            <text:p>0.979840664</text:p>
          </table:table-cell>
          <table:table-cell table:style-name="ce2" office:value-type="float" office:value="837.965" calcext:value-type="float">
            <text:p>837.965</text:p>
          </table:table-cell>
          <table:table-cell table:style-name="ce2" office:value-type="float" office:value="1.36968088" calcext:value-type="float">
            <text:p>1.36968088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table:style-name="ce6" table:formula="of:=100*([.C51]-[.G51])/[.G51]" office:value-type="float" office:value="5.14254498714653" calcext:value-type="float">
            <text:p/>
          </table:table-cell>
          <table:table-cell table:style-name="ce6" table:formula="of:=[.D51]" office:value-type="float" office:value="0.979840664" calcext:value-type="float">
            <text:p/>
          </table:table-cell>
          <table:table-cell table:style-name="ce5" table:formula="of:=100*(([.E51]-[.G51])/[.G51])" office:value-type="float" office:value="7.70758354755785" calcext:value-type="float">
            <text:p/>
          </table:table-cell>
          <table:table-cell table:style-name="ce6" table:formula="of:=[.F51]" office:value-type="float" office:value="1.36968088" calcext:value-type="float">
            <text:p/>
          </table:table-cell>
          <table:table-cell/>
          <table:table-cell table:style-name="ce9" table:formula="of:=[.A51]" office:value-type="string" office:string-value="phub_50_5_6.txt" calcext:value-type="string">
            <text:p>phub_50_5_6.txt</text:p>
          </table:table-cell>
          <table:table-cell table:style-name="ce12" table:formula="of:=AVERAGE([.I51:.I53])" office:value-type="float" office:value="8.68196229648672" calcext:value-type="float">
            <text:p/>
          </table:table-cell>
          <table:table-cell table:style-name="ce13" table:formula="of:=AVERAGE([.J51:.J53])" office:value-type="float" office:value="0.980046927666667" calcext:value-type="float">
            <text:p/>
          </table:table-cell>
          <table:table-cell table:style-name="ce12" table:formula="of:=AVERAGE([.K51:.K53])" office:value-type="float" office:value="9.47253641816624" calcext:value-type="float">
            <text:p/>
          </table:table-cell>
          <table:table-cell table:style-name="ce13" table:formula="of:=AVERAGE([.L51:.L53])" office:value-type="float" office:value="1.372936834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23.07" calcext:value-type="float">
            <text:p>823.07</text:p>
          </table:table-cell>
          <table:table-cell table:style-name="ce2" office:value-type="float" office:value="0.969687346" calcext:value-type="float">
            <text:p>0.969687346</text:p>
          </table:table-cell>
          <table:table-cell table:style-name="ce2" office:value-type="float" office:value="816.131" calcext:value-type="float">
            <text:p>816.131</text:p>
          </table:table-cell>
          <table:table-cell table:style-name="ce2" office:value-type="float" office:value="1.359005849" calcext:value-type="float">
            <text:p>1.359005849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table:style-name="ce6" table:formula="of:=100*([.C52]-[.G52])/[.G52]" office:value-type="float" office:value="5.79305912596402" calcext:value-type="float">
            <text:p/>
          </table:table-cell>
          <table:table-cell table:style-name="ce6" table:formula="of:=[.D52]" office:value-type="float" office:value="0.969687346" calcext:value-type="float">
            <text:p/>
          </table:table-cell>
          <table:table-cell table:style-name="ce5" table:formula="of:=100*(([.E52]-[.G52])/[.G52])" office:value-type="float" office:value="4.90115681233933" calcext:value-type="float">
            <text:p/>
          </table:table-cell>
          <table:table-cell table:style-name="ce6" table:formula="of:=[.F52]" office:value-type="float" office:value="1.359005849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6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95.558" calcext:value-type="float">
            <text:p>895.558</text:p>
          </table:table-cell>
          <table:table-cell table:style-name="ce2" office:value-type="float" office:value="0.990612773" calcext:value-type="float">
            <text:p>0.990612773</text:p>
          </table:table-cell>
          <table:table-cell table:style-name="ce2" office:value-type="float" office:value="900.993" calcext:value-type="float">
            <text:p>900.993</text:p>
          </table:table-cell>
          <table:table-cell table:style-name="ce2" office:value-type="float" office:value="1.390123773" calcext:value-type="float">
            <text:p>1.390123773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table:style-name="ce6" table:formula="of:=100*([.C53]-[.G53])/[.G53]" office:value-type="float" office:value="15.1102827763496" calcext:value-type="float">
            <text:p/>
          </table:table-cell>
          <table:table-cell table:style-name="ce6" table:formula="of:=[.D53]" office:value-type="float" office:value="0.990612773" calcext:value-type="float">
            <text:p/>
          </table:table-cell>
          <table:table-cell table:style-name="ce5" table:formula="of:=100*(([.E53]-[.G53])/[.G53])" office:value-type="float" office:value="15.8088688946016" calcext:value-type="float">
            <text:p/>
          </table:table-cell>
          <table:table-cell table:style-name="ce6" table:formula="of:=[.F53]" office:value-type="float" office:value="1.39012377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22.475" calcext:value-type="float">
            <text:p>822.475</text:p>
          </table:table-cell>
          <table:table-cell table:style-name="ce2" office:value-type="float" office:value="0.958216548" calcext:value-type="float">
            <text:p>0.958216548</text:p>
          </table:table-cell>
          <table:table-cell table:style-name="ce2" office:value-type="float" office:value="906.766" calcext:value-type="float">
            <text:p>906.766</text:p>
          </table:table-cell>
          <table:table-cell table:style-name="ce2" office:value-type="float" office:value="1.34647073" calcext:value-type="float">
            <text:p>1.34647073</text:p>
          </table:table-cell>
          <table:table-cell table:style-name="ce2" office:value-type="float" office:value="787" calcext:value-type="float">
            <text:p>787</text:p>
          </table:table-cell>
          <table:table-cell/>
          <table:table-cell table:style-name="ce6" table:formula="of:=100*([.C54]-[.G54])/[.G54]" office:value-type="float" office:value="4.50762388818298" calcext:value-type="float">
            <text:p/>
          </table:table-cell>
          <table:table-cell table:style-name="ce6" table:formula="of:=[.D54]" office:value-type="float" office:value="0.958216548" calcext:value-type="float">
            <text:p/>
          </table:table-cell>
          <table:table-cell table:style-name="ce5" table:formula="of:=100*(([.E54]-[.G54])/[.G54])" office:value-type="float" office:value="15.218043202033" calcext:value-type="float">
            <text:p/>
          </table:table-cell>
          <table:table-cell table:style-name="ce6" table:formula="of:=[.F54]" office:value-type="float" office:value="1.34647073" calcext:value-type="float">
            <text:p/>
          </table:table-cell>
          <table:table-cell/>
          <table:table-cell table:style-name="ce9" table:formula="of:=[.A54]" office:value-type="string" office:string-value="phub_50_5_7.txt" calcext:value-type="string">
            <text:p>phub_50_5_7.txt</text:p>
          </table:table-cell>
          <table:table-cell table:style-name="ce12" table:formula="of:=AVERAGE([.I54:.I56])" office:value-type="float" office:value="6.17789072426938" calcext:value-type="float">
            <text:p/>
          </table:table-cell>
          <table:table-cell table:style-name="ce13" table:formula="of:=AVERAGE([.J54:.J56])" office:value-type="float" office:value="0.968430576" calcext:value-type="float">
            <text:p/>
          </table:table-cell>
          <table:table-cell table:style-name="ce12" table:formula="of:=AVERAGE([.K54:.K56])" office:value-type="float" office:value="13.9335027530707" calcext:value-type="float">
            <text:p/>
          </table:table-cell>
          <table:table-cell table:style-name="ce13" table:formula="of:=AVERAGE([.L54:.L56])" office:value-type="float" office:value="1.36534617933333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32.397" calcext:value-type="float">
            <text:p>832.397</text:p>
          </table:table-cell>
          <table:table-cell table:style-name="ce2" office:value-type="float" office:value="0.966574727" calcext:value-type="float">
            <text:p>0.966574727</text:p>
          </table:table-cell>
          <table:table-cell table:style-name="ce2" office:value-type="float" office:value="913.475" calcext:value-type="float">
            <text:p>913.475</text:p>
          </table:table-cell>
          <table:table-cell table:style-name="ce2" office:value-type="float" office:value="1.358876923" calcext:value-type="float">
            <text:p>1.358876923</text:p>
          </table:table-cell>
          <table:table-cell table:style-name="ce2" office:value-type="float" office:value="787" calcext:value-type="float">
            <text:p>787</text:p>
          </table:table-cell>
          <table:table-cell/>
          <table:table-cell table:style-name="ce6" table:formula="of:=100*([.C55]-[.G55])/[.G55]" office:value-type="float" office:value="5.76836086404067" calcext:value-type="float">
            <text:p/>
          </table:table-cell>
          <table:table-cell table:style-name="ce6" table:formula="of:=[.D55]" office:value-type="float" office:value="0.966574727" calcext:value-type="float">
            <text:p/>
          </table:table-cell>
          <table:table-cell table:style-name="ce5" table:formula="of:=100*(([.E55]-[.G55])/[.G55])" office:value-type="float" office:value="16.0705209656925" calcext:value-type="float">
            <text:p/>
          </table:table-cell>
          <table:table-cell table:style-name="ce6" table:formula="of:=[.F55]" office:value-type="float" office:value="1.358876923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7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51.988" calcext:value-type="float">
            <text:p>851.988</text:p>
          </table:table-cell>
          <table:table-cell table:style-name="ce2" office:value-type="float" office:value="0.980500453" calcext:value-type="float">
            <text:p>0.980500453</text:p>
          </table:table-cell>
          <table:table-cell table:style-name="ce2" office:value-type="float" office:value="869.729" calcext:value-type="float">
            <text:p>869.729</text:p>
          </table:table-cell>
          <table:table-cell table:style-name="ce2" office:value-type="float" office:value="1.390690885" calcext:value-type="float">
            <text:p>1.390690885</text:p>
          </table:table-cell>
          <table:table-cell table:style-name="ce2" office:value-type="float" office:value="787" calcext:value-type="float">
            <text:p>787</text:p>
          </table:table-cell>
          <table:table-cell/>
          <table:table-cell table:style-name="ce6" table:formula="of:=100*([.C56]-[.G56])/[.G56]" office:value-type="float" office:value="8.25768742058451" calcext:value-type="float">
            <text:p/>
          </table:table-cell>
          <table:table-cell table:style-name="ce6" table:formula="of:=[.D56]" office:value-type="float" office:value="0.980500453" calcext:value-type="float">
            <text:p/>
          </table:table-cell>
          <table:table-cell table:style-name="ce5" table:formula="of:=100*(([.E56]-[.G56])/[.G56])" office:value-type="float" office:value="10.5119440914867" calcext:value-type="float">
            <text:p/>
          </table:table-cell>
          <table:table-cell table:style-name="ce6" table:formula="of:=[.F56]" office:value-type="float" office:value="1.390690885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49.873" calcext:value-type="float">
            <text:p>849.873</text:p>
          </table:table-cell>
          <table:table-cell table:style-name="ce2" office:value-type="float" office:value="0.985942207" calcext:value-type="float">
            <text:p>0.985942207</text:p>
          </table:table-cell>
          <table:table-cell table:style-name="ce2" office:value-type="float" office:value="891.277" calcext:value-type="float">
            <text:p>891.277</text:p>
          </table:table-cell>
          <table:table-cell table:style-name="ce2" office:value-type="float" office:value="1.348528395" calcext:value-type="float">
            <text:p>1.348528395</text:p>
          </table:table-cell>
          <table:table-cell table:style-name="ce2" office:value-type="float" office:value="820" calcext:value-type="float">
            <text:p>820</text:p>
          </table:table-cell>
          <table:table-cell/>
          <table:table-cell table:style-name="ce6" table:formula="of:=100*([.C57]-[.G57])/[.G57]" office:value-type="float" office:value="3.64304878048781" calcext:value-type="float">
            <text:p/>
          </table:table-cell>
          <table:table-cell table:style-name="ce6" table:formula="of:=[.D57]" office:value-type="float" office:value="0.985942207" calcext:value-type="float">
            <text:p/>
          </table:table-cell>
          <table:table-cell table:style-name="ce5" table:formula="of:=100*(([.E57]-[.G57])/[.G57])" office:value-type="float" office:value="8.69231707317074" calcext:value-type="float">
            <text:p/>
          </table:table-cell>
          <table:table-cell table:style-name="ce6" table:formula="of:=[.F57]" office:value-type="float" office:value="1.348528395" calcext:value-type="float">
            <text:p/>
          </table:table-cell>
          <table:table-cell/>
          <table:table-cell table:style-name="ce9" table:formula="of:=[.A57]" office:value-type="string" office:string-value="phub_50_5_8.txt" calcext:value-type="string">
            <text:p>phub_50_5_8.txt</text:p>
          </table:table-cell>
          <table:table-cell table:style-name="ce12" table:formula="of:=AVERAGE([.I57:.I59])" office:value-type="float" office:value="5.23178861788618" calcext:value-type="float">
            <text:p/>
          </table:table-cell>
          <table:table-cell table:style-name="ce13" table:formula="of:=AVERAGE([.J57:.J59])" office:value-type="float" office:value="0.975954532" calcext:value-type="float">
            <text:p/>
          </table:table-cell>
          <table:table-cell table:style-name="ce12" table:formula="of:=AVERAGE([.K57:.K59])" office:value-type="float" office:value="7.95650406504065" calcext:value-type="float">
            <text:p/>
          </table:table-cell>
          <table:table-cell table:style-name="ce13" table:formula="of:=AVERAGE([.L57:.L59])" office:value-type="float" office:value="1.353476418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58.075" calcext:value-type="float">
            <text:p>858.075</text:p>
          </table:table-cell>
          <table:table-cell table:style-name="ce2" office:value-type="float" office:value="0.974582036" calcext:value-type="float">
            <text:p>0.974582036</text:p>
          </table:table-cell>
          <table:table-cell table:style-name="ce2" office:value-type="float" office:value="882.325" calcext:value-type="float">
            <text:p>882.325</text:p>
          </table:table-cell>
          <table:table-cell table:style-name="ce2" office:value-type="float" office:value="1.356439111" calcext:value-type="float">
            <text:p>1.356439111</text:p>
          </table:table-cell>
          <table:table-cell table:style-name="ce2" office:value-type="float" office:value="820" calcext:value-type="float">
            <text:p>820</text:p>
          </table:table-cell>
          <table:table-cell/>
          <table:table-cell table:style-name="ce6" table:formula="of:=100*([.C58]-[.G58])/[.G58]" office:value-type="float" office:value="4.64329268292684" calcext:value-type="float">
            <text:p/>
          </table:table-cell>
          <table:table-cell table:style-name="ce6" table:formula="of:=[.D58]" office:value-type="float" office:value="0.974582036" calcext:value-type="float">
            <text:p/>
          </table:table-cell>
          <table:table-cell table:style-name="ce5" table:formula="of:=100*(([.E58]-[.G58])/[.G58])" office:value-type="float" office:value="7.60060975609757" calcext:value-type="float">
            <text:p/>
          </table:table-cell>
          <table:table-cell table:style-name="ce6" table:formula="of:=[.F58]" office:value-type="float" office:value="1.35643911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8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880.754" calcext:value-type="float">
            <text:p>880.754</text:p>
          </table:table-cell>
          <table:table-cell table:style-name="ce2" office:value-type="float" office:value="0.967339353" calcext:value-type="float">
            <text:p>0.967339353</text:p>
          </table:table-cell>
          <table:table-cell table:style-name="ce2" office:value-type="float" office:value="882.128" calcext:value-type="float">
            <text:p>882.128</text:p>
          </table:table-cell>
          <table:table-cell table:style-name="ce2" office:value-type="float" office:value="1.355461748" calcext:value-type="float">
            <text:p>1.355461748</text:p>
          </table:table-cell>
          <table:table-cell table:style-name="ce2" office:value-type="float" office:value="820" calcext:value-type="float">
            <text:p>820</text:p>
          </table:table-cell>
          <table:table-cell/>
          <table:table-cell table:style-name="ce6" table:formula="of:=100*([.C59]-[.G59])/[.G59]" office:value-type="float" office:value="7.4090243902439" calcext:value-type="float">
            <text:p/>
          </table:table-cell>
          <table:table-cell table:style-name="ce6" table:formula="of:=[.D59]" office:value-type="float" office:value="0.967339353" calcext:value-type="float">
            <text:p/>
          </table:table-cell>
          <table:table-cell table:style-name="ce5" table:formula="of:=100*(([.E59]-[.G59])/[.G59])" office:value-type="float" office:value="7.57658536585366" calcext:value-type="float">
            <text:p/>
          </table:table-cell>
          <table:table-cell table:style-name="ce6" table:formula="of:=[.F59]" office:value-type="float" office:value="1.355461748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42.023" calcext:value-type="float">
            <text:p>742.023</text:p>
          </table:table-cell>
          <table:table-cell table:style-name="ce2" office:value-type="float" office:value="0.965033335" calcext:value-type="float">
            <text:p>0.965033335</text:p>
          </table:table-cell>
          <table:table-cell table:style-name="ce2" office:value-type="float" office:value="827.629" calcext:value-type="float">
            <text:p>827.629</text:p>
          </table:table-cell>
          <table:table-cell table:style-name="ce2" office:value-type="float" office:value="1.356327644" calcext:value-type="float">
            <text:p>1.356327644</text:p>
          </table:table-cell>
          <table:table-cell table:style-name="ce2" office:value-type="float" office:value="715" calcext:value-type="float">
            <text:p>715</text:p>
          </table:table-cell>
          <table:table-cell/>
          <table:table-cell table:style-name="ce6" table:formula="of:=100*([.C60]-[.G60])/[.G60]" office:value-type="float" office:value="3.77944055944056" calcext:value-type="float">
            <text:p/>
          </table:table-cell>
          <table:table-cell table:style-name="ce6" table:formula="of:=[.D60]" office:value-type="float" office:value="0.965033335" calcext:value-type="float">
            <text:p/>
          </table:table-cell>
          <table:table-cell table:style-name="ce5" table:formula="of:=100*(([.E60]-[.G60])/[.G60])" office:value-type="float" office:value="15.7523076923077" calcext:value-type="float">
            <text:p/>
          </table:table-cell>
          <table:table-cell table:style-name="ce6" table:formula="of:=[.F60]" office:value-type="float" office:value="1.356327644" calcext:value-type="float">
            <text:p/>
          </table:table-cell>
          <table:table-cell/>
          <table:table-cell table:style-name="ce9" table:formula="of:=[.A60]" office:value-type="string" office:string-value="phub_50_5_9.txt" calcext:value-type="string">
            <text:p>phub_50_5_9.txt</text:p>
          </table:table-cell>
          <table:table-cell table:style-name="ce12" table:formula="of:=AVERAGE([.I60:.I62])" office:value-type="float" office:value="5.75146853146853" calcext:value-type="float">
            <text:p/>
          </table:table-cell>
          <table:table-cell table:style-name="ce13" table:formula="of:=AVERAGE([.J60:.J62])" office:value-type="float" office:value="0.968144229666667" calcext:value-type="float">
            <text:p/>
          </table:table-cell>
          <table:table-cell table:style-name="ce12" table:formula="of:=AVERAGE([.K60:.K62])" office:value-type="float" office:value="21.4937529137529" calcext:value-type="float">
            <text:p/>
          </table:table-cell>
          <table:table-cell table:style-name="ce13" table:formula="of:=AVERAGE([.L60:.L62])" office:value-type="float" office:value="1.35574716833333" calcext:value-type="float">
            <text:p/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44.304" calcext:value-type="float">
            <text:p>744.304</text:p>
          </table:table-cell>
          <table:table-cell table:style-name="ce2" office:value-type="float" office:value="0.973176688" calcext:value-type="float">
            <text:p>0.973176688</text:p>
          </table:table-cell>
          <table:table-cell table:style-name="ce2" office:value-type="float" office:value="976.414" calcext:value-type="float">
            <text:p>976.414</text:p>
          </table:table-cell>
          <table:table-cell table:style-name="ce2" office:value-type="float" office:value="1.369670751" calcext:value-type="float">
            <text:p>1.369670751</text:p>
          </table:table-cell>
          <table:table-cell table:style-name="ce2" office:value-type="float" office:value="715" calcext:value-type="float">
            <text:p>715</text:p>
          </table:table-cell>
          <table:table-cell/>
          <table:table-cell table:style-name="ce6" table:formula="of:=100*([.C61]-[.G61])/[.G61]" office:value-type="float" office:value="4.09846153846153" calcext:value-type="float">
            <text:p/>
          </table:table-cell>
          <table:table-cell table:style-name="ce6" table:formula="of:=[.D61]" office:value-type="float" office:value="0.973176688" calcext:value-type="float">
            <text:p/>
          </table:table-cell>
          <table:table-cell table:style-name="ce5" table:formula="of:=100*(([.E61]-[.G61])/[.G61])" office:value-type="float" office:value="36.5613986013986" calcext:value-type="float">
            <text:p/>
          </table:table-cell>
          <table:table-cell table:style-name="ce6" table:formula="of:=[.F61]" office:value-type="float" office:value="1.36967075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1">
          <table:table-cell table:style-name="ce2" office:value-type="string" calcext:value-type="string">
            <text:p>phub_50_5_9.txt</text:p>
          </table:table-cell>
          <table:table-cell table:style-name="ce2" office:value-type="string" calcext:value-type="string">
            <text:p>CPH</text:p>
          </table:table-cell>
          <table:table-cell table:style-name="ce2" office:value-type="float" office:value="782.042" calcext:value-type="float">
            <text:p>782.042</text:p>
          </table:table-cell>
          <table:table-cell table:style-name="ce2" office:value-type="float" office:value="0.966222666" calcext:value-type="float">
            <text:p>0.966222666</text:p>
          </table:table-cell>
          <table:table-cell table:style-name="ce2" office:value-type="float" office:value="801.998" calcext:value-type="float">
            <text:p>801.998</text:p>
          </table:table-cell>
          <table:table-cell table:style-name="ce2" office:value-type="float" office:value="1.34124311" calcext:value-type="float">
            <text:p>1.34124311</text:p>
          </table:table-cell>
          <table:table-cell table:style-name="ce2" office:value-type="float" office:value="715" calcext:value-type="float">
            <text:p>715</text:p>
          </table:table-cell>
          <table:table-cell/>
          <table:table-cell table:style-name="ce6" table:formula="of:=100*([.C62]-[.G62])/[.G62]" office:value-type="float" office:value="9.3765034965035" calcext:value-type="float">
            <text:p/>
          </table:table-cell>
          <table:table-cell table:style-name="ce6" table:formula="of:=[.D62]" office:value-type="float" office:value="0.966222666" calcext:value-type="float">
            <text:p/>
          </table:table-cell>
          <table:table-cell table:style-name="ce5" table:formula="of:=100*(([.E62]-[.G62])/[.G62])" office:value-type="float" office:value="12.1675524475525" calcext:value-type="float">
            <text:p/>
          </table:table-cell>
          <table:table-cell table:style-name="ce6" table:formula="of:=[.F62]" office:value-type="float" office:value="1.34124311" calcext:value-type="float">
            <text:p/>
          </table:table-cell>
          <table:table-cell/>
          <table:table-cell table:style-name="ce9" table:number-columns-repeated="5"/>
          <table:table-cell table:number-columns-repeated="1006"/>
        </table:table-row>
        <table:table-row table:style-name="ro2">
          <table:table-cell table:number-columns-repeated="8"/>
          <table:table-cell table:style-name="ce7" table:number-columns-repeated="2"/>
          <table:table-cell table:style-name="ce8"/>
          <table:table-cell table:style-name="ce7"/>
          <table:table-cell/>
          <table:table-cell table:style-name="ce11" office:value-type="string" calcext:value-type="string" table:number-columns-spanned="5" table:number-rows-spanned="1">
            <text:p>CPH</text:p>
          </table:table-cell>
          <table:covered-table-cell table:number-columns-repeated="4" table:style-name="ce11"/>
          <table:table-cell table:number-columns-repeated="1006"/>
        </table:table-row>
        <table:table-row table:style-name="ro2">
          <table:table-cell table:number-columns-repeated="8"/>
          <table:table-cell table:style-name="ce7" table:number-columns-repeated="2"/>
          <table:table-cell table:style-name="ce8"/>
          <table:table-cell table:style-name="ce7"/>
          <table:table-cell/>
          <table:table-cell table:style-name="ce9" office:value-type="string" calcext:value-type="string">
            <text:p>Media</text:p>
          </table:table-cell>
          <table:table-cell table:style-name="ce12" table:formula="of:=AVERAGE([.O3:.O62])" office:value-type="float" office:value="9.50047685845871" calcext:value-type="float">
            <text:p/>
          </table:table-cell>
          <table:table-cell table:style-name="ce13" table:formula="of:=AVERAGE([.P3:.P62])" office:value-type="float" office:value="4.50255462315" calcext:value-type="float">
            <text:p/>
          </table:table-cell>
          <table:table-cell table:style-name="ce12" table:formula="of:=AVERAGE([.Q3:.Q62])" office:value-type="float" office:value="17.1442405723735" calcext:value-type="float">
            <text:p/>
          </table:table-cell>
          <table:table-cell table:style-name="ce13" table:formula="of:=AVERAGE([.R3:.R62])" office:value-type="float" office:value="4.11796015121667" calcext:value-type="float">
            <text:p/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" table:number-columns-repeated="2"/>
          <table:table-cell table:style-name="ce8"/>
          <table:table-cell table:style-name="ce7"/>
          <table:table-cell/>
          <table:table-cell table:style-name="ce9" office:value-type="string" calcext:value-type="string">
            <text:p>Desviación Típica</text:p>
          </table:table-cell>
          <table:table-cell table:style-name="ce12" table:formula="of:=STDEV([.O3:.O62])" office:value-type="float" office:value="3.56009032556876" calcext:value-type="float">
            <text:p/>
          </table:table-cell>
          <table:table-cell table:style-name="ce13" table:formula="of:=STDEV([.P3:.P62])" office:value-type="float" office:value="3.62035645349601" calcext:value-type="float">
            <text:p/>
          </table:table-cell>
          <table:table-cell table:style-name="ce12" table:formula="of:=STDEV([.Q3:.Q62])" office:value-type="float" office:value="5.29050822964585" calcext:value-type="float">
            <text:p/>
          </table:table-cell>
          <table:table-cell table:style-name="ce13" table:formula="of:=STDEV([.R3:.R62])" office:value-type="float" office:value="2.82542697101944" calcext:value-type="float">
            <text:p/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" table:number-columns-repeated="2"/>
          <table:table-cell table:style-name="ce8"/>
          <table:table-cell table:style-name="ce7"/>
          <table:table-cell/>
          <table:table-cell table:style-name="ce9" office:value-type="string" calcext:value-type="string">
            <text:p>Máximo</text:p>
          </table:table-cell>
          <table:table-cell table:style-name="ce12" table:formula="of:=MAX([.O3:.O62])" office:value-type="float" office:value="17.0322786832854" calcext:value-type="float">
            <text:p/>
          </table:table-cell>
          <table:table-cell table:style-name="ce13" table:formula="of:=MAX([.P3:.P62])" office:value-type="float" office:value="8.11287687766667" calcext:value-type="float">
            <text:p/>
          </table:table-cell>
          <table:table-cell table:style-name="ce12" table:formula="of:=MAX([.Q3:.Q62])" office:value-type="float" office:value="24.8276964047936" calcext:value-type="float">
            <text:p/>
          </table:table-cell>
          <table:table-cell table:style-name="ce13" table:formula="of:=MAX([.R3:.R62])" office:value-type="float" office:value="6.96495459966667" calcext:value-type="float">
            <text:p/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7" table:number-columns-repeated="2"/>
          <table:table-cell table:style-name="ce8"/>
          <table:table-cell table:style-name="ce7"/>
          <table:table-cell/>
          <table:table-cell table:style-name="ce9" office:value-type="string" calcext:value-type="string">
            <text:p>Mínimo</text:p>
          </table:table-cell>
          <table:table-cell table:style-name="ce12" table:formula="of:=MIN([.O3:.O62])" office:value-type="float" office:value="2.68709677419355" calcext:value-type="float">
            <text:p/>
          </table:table-cell>
          <table:table-cell table:style-name="ce13" table:formula="of:=MIN([.P3:.P62])" office:value-type="float" office:value="0.963741246666667" calcext:value-type="float">
            <text:p/>
          </table:table-cell>
          <table:table-cell table:style-name="ce12" table:formula="of:=MIN([.Q3:.Q62])" office:value-type="float" office:value="7.95650406504065" calcext:value-type="float">
            <text:p/>
          </table:table-cell>
          <table:table-cell table:style-name="ce13" table:formula="of:=MIN([.R3:.R62])" office:value-type="float" office:value="1.348406547" calcext:value-type="float">
            <text:p/>
          </table:table-cell>
          <table:table-cell table:number-columns-repeated="1006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N$2:.$N$67"/>
        </table:named-expressions>
      </table:table>
      <table:named-expressions>
        <table:named-range table:name="Excel_BuiltIn__FilterDatabase_1_1" table:base-cell-address="$Hoja1.$A$1" table:cell-range-address="$Hoja1.$N$2:.$N$62"/>
      </table:named-expressions>
      <table:database-ranges>
        <table:database-range table:name="__Anonymous_Sheet_DB__0" table:target-range-address="Hoja1.N2:Hoja1.N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Peña</dc:creator>
    <dc:date>2014-04-02T17:18:37</dc:date>
    <meta:editing-cycles>14</meta:editing-cycles>
    <meta:editing-duration>PT2H27M59S</meta:editing-duration>
    <meta:document-statistic meta:table-count="1" meta:cell-count="802" meta:object-count="0"/>
    <meta:generator>LibreOffice/4.2.3.3$Linux_X86_64 LibreOffice_project/420m0$Build-3</meta:generator>
  </office:meta>
</office:document-meta>
</file>